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00000009C000000266E37DAB53A638357.png" manifest:media-type="image/png"/>
  <manifest:file-entry manifest:full-path="Pictures/100002000000009B0000002617EE3667A7DBC747.png" manifest:media-type="image/png"/>
  <manifest:file-entry manifest:full-path="Pictures/10000000000005DE000004671D83767B2EAD30A5.jpg" manifest:media-type="image/jpeg"/>
  <manifest:file-entry manifest:full-path="Pictures/10000000000005DE0000046774D28CBCA742A26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46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43" manifest:media-type=""/>
  <manifest:file-entry manifest:full-path="ObjectReplacements/Object 42" manifest:media-type=""/>
  <manifest:file-entry manifest:full-path="ObjectReplacements/Object 41" manifest:media-type=""/>
  <manifest:file-entry manifest:full-path="ObjectReplacements/Object 40" manifest:media-type="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47" manifest:media-type=""/>
  <manifest:file-entry manifest:full-path="ObjectReplacements/Object 54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48" manifest:media-type=""/>
  <manifest:file-entry manifest:full-path="ObjectReplacements/Object 55" manifest:media-type=""/>
  <manifest:file-entry manifest:full-path="ObjectReplacements/Object 15" manifest:media-type=""/>
  <manifest:file-entry manifest:full-path="ObjectReplacements/Object 49" manifest:media-type=""/>
  <manifest:file-entry manifest:full-path="ObjectReplacements/Object 22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3" manifest:media-type=""/>
  <manifest:file-entry manifest:full-path="ObjectReplacements/Object 52" manifest:media-type=""/>
  <manifest:file-entry manifest:full-path="ObjectReplacements/Object 19" manifest:media-type=""/>
  <manifest:file-entry manifest:full-path="ObjectReplacements/Object 51" manifest:media-type=""/>
  <manifest:file-entry manifest:full-path="ObjectReplacements/Object 18" manifest:media-type=""/>
  <manifest:file-entry manifest:full-path="ObjectReplacements/Object 50" manifest:media-type=""/>
  <manifest:file-entry manifest:full-path="ObjectReplacements/Object 17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" manifest:media-type=""/>
  <manifest:file-entry manifest:full-path="ObjectReplacements/Object 26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w Cen MT" svg:font-family="'Tw Cen M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75f5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29cm" fo:min-width="22.149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" style:family="graphic" style:parent-style-name="standard">
      <style:graphic-properties draw:stroke="none" draw:fill="none" draw:fill-color="#94b6d2" draw:textarea-horizontal-align="left" draw:textarea-vertical-align="top" draw:auto-grow-height="false" fo:padding-top="0.13cm" fo:padding-bottom="0.13cm" fo:padding-left="0.25cm" fo:padding-right="0.25cm" fo:wrap-option="wrap" draw:shadow-color="#ebddc3" draw:ole-draw-aspect="1"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2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8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8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8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Title9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9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9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Title10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10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66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383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Title3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Title3-notes">
      <style:graphic-properties draw:fill-color="#ffffff" fo:min-height="11.43cm"/>
    </style:style>
    <style:style style:name="pr21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80%" fo:text-align="start" fo:text-indent="0cm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246cm" fo:margin-bottom="0cm" fo:line-height="90%" fo:text-indent="0cm"/>
    </style:style>
    <style:style style:name="P10" style:family="paragraph">
      <style:paragraph-properties fo:margin-left="0cm" fo:margin-right="0cm" fo:margin-top="0.194cm" fo:margin-bottom="0cm" fo:line-height="90%" fo:text-indent="0cm"/>
    </style:style>
    <style:style style:name="P11" style:family="paragraph">
      <style:paragraph-properties fo:margin-left="0cm" fo:margin-right="0cm" fo:margin-top="0.246cm" fo:margin-bottom="0cm" fo:text-indent="0cm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94b6d2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style:paragraph-properties fo:margin-left="0.886cm" fo:margin-right="0cm" fo:margin-top="0.246cm" fo:margin-bottom="0cm" fo:text-indent="-0.886cm">
        <style:tab-stops>
          <style:tab-stop style:position="0cm"/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</style:style>
    <style:style style:name="P18" style:family="paragraph">
      <style:paragraph-properties fo:margin-left="0cm" fo:margin-right="0cm" fo:line-height="100%" fo:text-indent="0cm" style:punctuation-wrap="hanging" style:line-break="strict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.886cm" fo:margin-right="0cm" fo:margin-top="0.246cm" fo:margin-bottom="0cm" fo:line-height="90%" fo:text-indent="-0.886cm">
        <style:tab-stops>
          <style:tab-stop style:position="0cm"/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</style:style>
    <style:style style:name="P21" style:family="paragraph">
      <style:paragraph-properties fo:margin-left="0.886cm" fo:margin-right="0cm" fo:margin-top="0.246cm" fo:margin-bottom="0cm" fo:line-height="90%" fo:text-indent="-0.886cm"/>
    </style:style>
    <style:style style:name="P22" style:family="paragraph">
      <style:paragraph-properties fo:margin-left="0cm" fo:margin-right="0cm" fo:text-align="center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.886cm" fo:margin-right="0cm" fo:margin-top="0.246cm" fo:margin-bottom="0cm" fo:text-indent="-0.886cm"/>
    </style:style>
    <style:style style:name="P26" style:family="paragraph">
      <loext:graphic-properties draw:fill-color="#ffffff"/>
    </style:style>
    <style:style style:name="T1" style:family="text">
      <style:text-properties fo:color="#ebddc3" fo:font-size="36pt" style:font-size-asian="36pt" style:font-size-complex="36pt"/>
    </style:style>
    <style:style style:name="T2" style:family="text">
      <style:text-properties fo:color="#ffffff"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style:text-line-through-style="none" style:text-line-through-type="none" style:text-position="0% 100%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6" style:family="text">
      <style:text-properties fo:color="#000000" style:text-line-through-style="none" style:text-line-through-type="none" style:text-position="0% 100%" style:font-name="Arial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00" fo:font-size="29pt" style:font-size-asian="29pt" style:font-size-complex="29pt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color="#000000" fo:font-size="28pt" style:font-size-asian="28pt" style:font-size-complex="28pt"/>
    </style:style>
    <style:style style:name="T11" style:family="text">
      <style:text-properties fo:color="#000000" style:font-name="Symbol" fo:font-size="28pt" style:font-name-asian="Symbol" style:font-size-asian="28pt" style:font-name-complex="Symbol" style:font-size-complex="28pt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style:style style:name="T1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fo:color="#000000"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16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color="#000000"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18" style:family="text">
      <style:text-properties fo:color="#775f55" fo:font-size="36pt" style:font-size-asian="36pt" style:font-size-complex="36pt"/>
    </style:style>
    <style:style style:name="T19" style:family="text">
      <style:text-properties fo:color="#00000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20" style:family="text">
      <style:text-properties style:font-name="Times New Roman" fo:font-size="32pt" fo:font-style="italic" style:font-name-asian="Calibri" style:font-size-asian="32pt" style:font-style-asian="italic" style:font-name-complex="Calibri" style:font-size-complex="32pt" style:font-style-complex="italic"/>
    </style:style>
    <style:style style:name="T21" style:family="text">
      <style:text-properties fo:font-size="32pt" style:font-name-asian="Calibri" style:font-size-asian="32pt" style:font-name-complex="Calibri" style:font-size-complex="32pt"/>
    </style:style>
    <style:style style:name="T22" style:family="text">
      <style:text-properties fo:color="#000000" fo:font-size="27pt" style:font-size-asian="27pt" style:font-size-complex="27pt"/>
    </style:style>
    <style:style style:name="T23" style:family="text">
      <style:text-properties style:font-name="Symbol" fo:font-weight="bold" style:font-name-asian="Symbol" style:font-weight-asian="bold" style:font-name-complex="Symbol" style:font-weight-complex="bold"/>
    </style:style>
    <style:style style:name="T24" style:family="text">
      <style:text-properties style:text-position="30% 58%" style:font-name="Symbol" fo:font-weight="bold" style:font-name-asian="Symbol" style:font-weight-asian="bold" style:font-name-complex="Symbol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Symbol" style:font-name-asian="Symbol" style:font-name-complex="Symbol"/>
    </style:style>
    <style:style style:name="T27" style:family="text">
      <style:text-properties style:text-position="30% 58%"/>
    </style:style>
    <style:style style:name="T28" style:family="text">
      <style:text-properties style:text-position="-25% 58%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-25% 58%" fo:font-style="italic" style:font-style-asian="italic" style:font-style-complex="italic"/>
    </style:style>
    <style:style style:name="T31" style:family="text">
      <style:text-properties fo:font-size="24pt" style:font-name-asian="Calibri" style:font-size-asian="24pt" style:font-name-complex="Calibri" style:font-size-complex="24pt"/>
    </style:style>
    <style:style style:name="T32" style:family="text">
      <style:text-properties style:text-position="-25% 58%" fo:font-size="24pt" style:font-name-asian="Calibri" style:font-size-asian="24pt" style:font-name-complex="Calibri" style:font-size-complex="24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style:text-position="30% 58%" fo:font-weight="bold" style:font-weight-asian="bold" style:font-weight-complex="bold"/>
    </style:style>
    <style:style style:name="T35" style:family="text">
      <style:text-properties fo:color="#000000" fo:font-size="25pt" fo:language="en" fo:country="US" style:font-size-asian="25pt" style:language-asian="en" style:country-asian="US" style:font-size-complex="25pt" style:language-complex="en" style:country-complex="US"/>
    </style:style>
    <text:list-style style:name="L1">
      <text:list-level-style-number text:level="1" style:num-format="">
        <style:list-level-properties/>
        <style:text-properties fo:color="#ebddc3" fo:font-size="100%"/>
      </text:list-level-style-number>
    </text:list-style>
    <text:list-style style:name="L2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">
        <style:list-level-properties text:space-before="1.018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75f55" fo:font-size="100%"/>
      </text:list-level-style-number>
    </text:list-style>
    <text:list-style style:name="L5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">
        <style:list-level-properties text:min-label-width="0.886cm"/>
        <style:text-properties fo:font-family="Wingdings" style:font-pitch="variable" style:font-charset="x-symbol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8">
      <text:list-level-style-bullet text:level="1" text:bullet-char="">
        <style:list-level-properties text:space-before="4.445cm" text:min-label-width="0.635cm"/>
        <style:text-properties fo:font-family="Wingdings" style:font-pitch="variable" style:font-charset="x-symbol" fo:color="#dd8047" fo:font-size="65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9">
      <text:list-level-style-number text:level="1" style:num-format="">
        <style:list-level-properties/>
        <style:text-properties fo:color="#775f55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RAFFIC FLOW MODELS USING SECOND-ORDER ORDINARY DIFFERENTIAL EQUATIONS" draw:style-name="dp1" draw:master-page-name="Title1" presentation:use-date-time-name="dtd1">
        <draw:frame presentation:style-name="pr1" draw:text-style-name="P2" draw:layer="layout" svg:width="21.59cm" svg:height="4.084cm" svg:x="1.905cm" svg:y="4.868cm" presentation:class="title" presentation:user-transformed="true">
          <draw:text-box>
            <text:list text:style-name="L1">
              <text:list-header>
                <text:p text:style-name="P1"><text:span text:style-name="T1">TRAFFIC FLOW MODELS USING SECOND-ORDER ORDINARY DIFFERENTIAL EQUATIONS</text:span></text:p>
              </text:list-header>
            </text:list>
          </draw:text-box>
        </draw:frame>
        <draw:frame presentation:style-name="pr2" draw:text-style-name="P2" draw:layer="layout" svg:width="18.626cm" svg:height="1.905cm" svg:x="6.562cm" svg:y="16.804cm" presentation:class="subtitle" presentation:user-transformed="true">
          <draw:text-box>
            <text:list text:style-name="L2">
              <text:list-header>
                <text:p text:style-name="P3"><text:span text:style-name="T2">Vane Petrosyan</text:span></text:p>
                <text:p text:style-name="P3"><text:span text:style-name="T2">Mariam Balabanyan</text:span></text:p>
              </text:list-header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" presentation:class="page"/>
          <draw:frame presentation:style-name="pr3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verview" draw:style-name="dp3" draw:master-page-name="Default" presentation:use-date-time-name="dtd1"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4">
              <text:list-header>
                <text:p text:style-name="P1">Overview</text:p>
              </text:list-header>
            </text:list>
          </draw:text-box>
        </draw:frame>
        <draw:custom-shape draw:name="Rectangle 8" draw:style-name="gr2" draw:text-style-name="P8" draw:layer="layout" svg:width="22.649cm" svg:height="12.489cm" svg:x="1.693cm" svg:y="4.233cm">
          <text:list text:style-name="L5">
            <text:list-item>
              <text:p text:style-name="P6"><text:span text:style-name="T4">What is traffic flow?</text:span></text:p>
            </text:list-item>
            <text:list-item>
              <text:p text:style-name="P6"><text:span text:style-name="T4">Mathematical model of traffic flow</text:span></text:p>
            </text:list-item>
            <text:list-item>
              <text:p text:style-name="P6"><text:span text:style-name="T4">Application of the model to investigate stopping distances</text:span></text:p>
            </text:list-item>
          </text:list>
          <text:list text:style-name="L6">
            <text:list-item>
              <text:list>
                <text:list-item>
                  <text:p text:style-name="P7"><text:span text:style-name="T5">Solving an initial value problem using a linear, non-homogenous, constant-coefficient, second-order differential equation</text:span><text:span text:style-name="T6"> 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2" presentation:class="page"/>
          <draw:frame presentation:style-name="pr5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is traffic flow and why is it important?" draw:style-name="dp3" draw:master-page-name="Default" presentation:use-date-time-name="dtd1"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4">
              <text:list-header>
                <text:p text:style-name="P1"><text:span text:style-name="T7">What is traffic flow and why is it important?</text:span></text:p>
              </text:list-header>
            </text:list>
          </draw:text-box>
        </draw:frame>
        <draw:frame presentation:style-name="pr6" draw:text-style-name="P2" draw:layer="layout" svg:width="22.648cm" svg:height="12.488cm" svg:x="1.702cm" svg:y="4.445cm" presentation:class="outline" presentation:user-transformed="true">
          <draw:text-box>
            <text:list text:style-name="L7">
              <text:list-item>
                <text:p text:style-name="P9"><text:span text:style-name="T8">Exploration of interactions between vehicles, drivers, and infrastructure in a general environment </text:span></text:p>
              </text:list-item>
              <text:list-item>
                <text:p text:style-name="P9"><text:span text:style-name="T8">Goal of researchers: 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Generate a useful model </text:span></text:p>
                  </text:list-item>
                  <text:list-item>
                    <text:p text:style-name="P10"><text:span text:style-name="T9">Promote a road network with efficient movement of traffic and nominal traffic congestion interference</text:span></text:p>
                  </text:list-item>
                  <text:list-item>
                    <text:p text:style-name="P10"><text:span text:style-name="T9">Three variables: speed, flow and concentration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3" presentation:class="page"/>
          <draw:frame presentation:style-name="pr5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Mathematical Approach" draw:style-name="dp3" draw:master-page-name="Title8" presentation:use-date-time-name="dtd1">
        <draw:frame presentation:style-name="pr7" draw:text-style-name="P2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A Mathematical Approach</text:p>
              </text:list-header>
            </text:list>
          </draw:text-box>
        </draw:frame>
        <draw:frame presentation:style-name="pr8" draw:text-style-name="P2" draw:layer="layout" svg:width="23.283cm" svg:height="12.572cm" svg:x="1.269cm" svg:y="4.445cm" presentation:class="outline" presentation:user-transformed="true">
          <draw:text-box>
            <text:list text:style-name="L7">
              <text:list-item>
                <text:p text:style-name="P11"><text:span text:style-name="T10">Microscopic models consider the behavior of individual vehicles and their motion in relation to each other</text:span></text:p>
              </text:list-item>
              <text:list-item>
                <text:p text:style-name="P11"><text:span text:style-name="T10">Car-following model that describes how driver behavior is influenced </text:span></text:p>
                <text:p text:style-name="P11"><text:span text:style-name="T10"/></text:p>
                <text:p text:style-name="P11"><text:span text:style-name="T10"/></text:p>
              </text:list-item>
            </text:list>
          </draw:text-box>
        </draw:frame>
        <draw:frame draw:name="Object 6" draw:style-name="gr3" draw:text-style-name="P12" draw:layer="layout" svg:width="16.51cm" svg:height="3.863cm" svg:x="2.54cm" svg:y="9.6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4" presentation:class="page"/>
          <draw:frame presentation:style-name="pr9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chieving a simplified version" draw:style-name="dp3" draw:master-page-name="Title9" presentation:use-date-time-name="dtd1">
        <draw:frame presentation:style-name="pr10" draw:text-style-name="P2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Achieving a simplified version</text:p>
              </text:list-header>
            </text:list>
          </draw:text-box>
        </draw:frame>
        <draw:frame presentation:style-name="pr11" draw:text-style-name="P2" draw:layer="layout" svg:width="23.283cm" svg:height="12.572cm" svg:x="1.269cm" svg:y="6.478cm" presentation:class="outline" presentation:user-transformed="true">
          <draw:text-box>
            <text:list text:style-name="L7">
              <text:list-header>
                <text:p text:style-name="P11"><text:span text:style-name="T10"/></text:p>
              </text:list-header>
              <text:list-item>
                <text:p text:style-name="P11"><text:span text:style-name="T10"><text:s/></text:span><text:span text:style-name="T11"></text:span><text:span text:style-name="T10"> </text:span><text:span text:style-name="T10">= sensitivity coefficient </text:span></text:p>
              </text:list-item>
              <text:list-item>
                <text:p text:style-name="P11"><text:span text:style-name="T10"><text:s/></text:span><text:span text:style-name="T10">T = reaction time </text:span></text:p>
              </text:list-item>
              <text:list-item>
                <text:p text:style-name="P11"><text:span text:style-name="T10"><text:s/></text:span><text:span text:style-name="T10">d = preferred separation between the two vehicles</text:span></text:p>
              </text:list-item>
              <text:list-item>
                <text:p text:style-name="P11"><text:span text:style-name="T10"><text:s text:c="4"/></text:span><text:span text:style-name="T10">= position of the lead car</text:span></text:p>
              </text:list-item>
              <text:list-item>
                <text:p text:style-name="P11"><text:span text:style-name="T10"><text:s text:c="4"/></text:span><text:span text:style-name="T10">= position of the following car</text:span></text:p>
                <text:p text:style-name="P11"><text:span text:style-name="T10"/></text:p>
                <text:p text:style-name="P11"><text:span text:style-name="T10"/></text:p>
              </text:list-item>
            </text:list>
          </draw:text-box>
        </draw:frame>
        <draw:frame draw:name="Object 4" draw:style-name="gr4" draw:text-style-name="P13" draw:layer="layout" svg:width="1.072cm" svg:height="1.482cm" svg:x="2.328cm" svg:y="13.3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Object 10" draw:style-name="gr4" draw:text-style-name="P13" draw:layer="layout" svg:width="1.045cm" svg:height="1.481cm" svg:x="2.328cm" svg:y="14.81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Rectangle 13" draw:style-name="gr5" draw:text-style-name="P14" draw:layer="layout" svg:width="25.4cm" svg:height="0.001cm" svg:x="0cm" svg:y="0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2" draw:style-name="gr3" draw:text-style-name="P12" draw:layer="layout" svg:width="16.087cm" svg:height="3.228cm" svg:x="4.868cm" svg:y="4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5" presentation:class="page"/>
          <draw:frame presentation:style-name="pr12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6" draw:style-name="dp3" draw:master-page-name="Default" presentation:use-date-time-name="dtd1">
        <draw:frame presentation:style-name="pr6" draw:text-style-name="P2" draw:layer="layout" svg:width="22.648cm" svg:height="12.488cm" svg:x="1.702cm" svg:y="4.445cm" presentation:class="outline" presentation:user-transformed="true">
          <draw:text-box>
            <text:list text:style-name="L7">
              <text:list-item>
                <text:p text:style-name="P11"><text:span text:style-name="T8">Inclusion of the reaction time T makes it difficult to solve the equation (although it should be included in more realistic models)</text:span></text:p>
              </text:list-item>
              <text:list-item>
                <text:p text:style-name="P11"><text:span text:style-name="T8">We will consider the quick thinking driver version, where T=0 </text:span></text:p>
                <text:p text:style-name="P11"><text:span text:style-name="T8"/></text:p>
              </text:list-item>
            </text:list>
          </draw:text-box>
        </draw:frame>
        <draw:custom-shape draw:name="Rectangle 5" draw:style-name="gr5" draw:text-style-name="P14" draw:layer="layout" svg:width="25.4cm" svg:height="0.001cm" svg:x="0cm" svg:y="0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4" draw:style-name="gr3" draw:text-style-name="P12" draw:layer="layout" svg:width="16.298cm" svg:height="3.144cm" svg:x="5.292cm" svg:y="12.91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6" presentation:class="page"/>
          <draw:frame presentation:style-name="pr5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7" draw:style-name="dp3" draw:master-page-name="Default" presentation:use-date-time-name="dtd1">
        <draw:frame presentation:style-name="pr6" draw:text-style-name="P2" draw:layer="layout" svg:width="22.648cm" svg:height="12.488cm" svg:x="1.702cm" svg:y="4.445cm" presentation:class="outline" presentation:user-transformed="true">
          <draw:text-box>
            <text:list text:style-name="L7">
              <text:list-item>
                <text:p text:style-name="P11"><text:span text:style-name="T12">Our preferred separation tends to depend on our speed 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2">Short distance in slow moving traffic </text:span></text:p>
                      </text:list-item>
                      <text:list-item>
                        <text:p text:style-name="P15"><text:span text:style-name="T12">Greater distance in faster moving traffic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1"><text:span text:style-name="T12">Assume that the following driver’s preferred separation is dependent on her velocity </text:span></text:p>
                <text:p text:style-name="P11"><text:span text:style-name="T12"/></text:p>
              </text:list-item>
            </text:list>
          </draw:text-box>
        </draw:frame>
        <draw:custom-shape draw:name="Rectangle 5" draw:style-name="gr5" draw:text-style-name="P14" draw:layer="layout" svg:width="25.4cm" svg:height="0.001cm" svg:x="0cm" svg:y="0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4" draw:layer="layout" svg:width="25.4cm" svg:height="0.001cm" svg:x="0cm" svg:y="8.956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6" draw:style-name="gr3" draw:text-style-name="P12" draw:layer="layout" svg:width="6.561cm" svg:height="3.484cm" svg:x="9.102cm" svg:y="14.60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7" presentation:class="page"/>
          <draw:frame presentation:style-name="pr5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ubstituting d into the original model, yields the simplified version " draw:style-name="dp3" draw:master-page-name="Default" presentation:use-date-time-name="dtd1"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4">
              <text:list-header>
                <text:p text:style-name="P1"><text:span text:style-name="T7">Substituting </text:span><text:span text:style-name="T13">d</text:span><text:span text:style-name="T7"> into the original model, yields the simplified version </text:span></text:p>
              </text:list-header>
            </text:list>
          </draw:text-box>
        </draw:frame>
        <draw:custom-shape draw:name="Rectangle 5" draw:style-name="gr5" draw:text-style-name="P14" draw:layer="layout" svg:width="25.4cm" svg:height="0.001cm" svg:x="0cm" svg:y="8.943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4" draw:style-name="gr3" draw:text-style-name="P12" draw:layer="layout" svg:width="12.488cm" svg:height="2.804cm" svg:x="6.985cm" svg:y="4.65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name="Rectangle 7" draw:style-name="gr5" draw:text-style-name="P14" draw:layer="layout" svg:width="25.4cm" svg:height="0.001cm" svg:x="0cm" svg:y="8.93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6" draw:style-name="gr3" draw:text-style-name="P12" draw:layer="layout" svg:width="15.028cm" svg:height="2.827cm" svg:x="5.715cm" svg:y="8.04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name="Rectangle 9" draw:style-name="gr5" draw:text-style-name="P14" draw:layer="layout" svg:width="25.4cm" svg:height="0.001cm" svg:x="0cm" svg:y="10.372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8" draw:style-name="gr3" draw:text-style-name="P12" draw:layer="layout" svg:width="13.596cm" svg:height="2.535cm" svg:x="6.429cm" svg:y="11.4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name="Rectangle 11" draw:style-name="gr5" draw:text-style-name="P14" draw:layer="layout" svg:width="25.4cm" svg:height="0.001cm" svg:x="-0.423cm" svg:y="8.678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0" draw:style-name="gr3" draw:text-style-name="P12" draw:layer="layout" svg:width="13.758cm" svg:height="2.526cm" svg:x="6.35cm" svg:y="14.81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Rectangle 13" draw:style-name="gr5" draw:text-style-name="P14" draw:layer="layout" svg:width="25.4cm" svg:height="0.001cm" svg:x="0cm" svg:y="9.313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8" presentation:class="page"/>
          <draw:frame presentation:style-name="pr5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9" draw:style-name="dp3" draw:master-page-name="Title8" presentation:use-date-time-name="dtd1">
        <draw:frame draw:name="Object 7" draw:style-name="gr3" draw:text-style-name="P12" draw:layer="layout" svg:width="13.123cm" svg:height="3.073cm" svg:x="4.657cm" svg:y="4.02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8" draw:text-style-name="P2" draw:layer="layout" svg:width="23.072cm" svg:height="12.572cm" svg:x="1.27cm" svg:y="7.408cm" presentation:class="outline" presentation:user-transformed="true">
          <draw:text-box>
            <text:list text:style-name="L7">
              <text:list-item>
                <text:p text:style-name="P11"><text:span text:style-name="T14"><text:s/></text:span><text:span text:style-name="T15"></text:span><text:span text:style-name="T14"> </text:span><text:span text:style-name="T14">= sensitivity coefficient 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6">(</text:span><text:span text:style-name="T17"></text:span><text:span text:style-name="T16">’s value is directly proportional to the reaction of the following driver to the relative velocity between vehicles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1"><text:span text:style-name="T14"><text:s/></text:span><text:span text:style-name="T15"></text:span><text:span text:style-name="T14">= preferred temporal separation (seconds)</text:span></text:p>
              </text:list-item>
              <text:list-item>
                <text:p text:style-name="P11"><text:span text:style-name="T14"><text:s text:c="4"/></text:span><text:span text:style-name="T14">= position of the lead vehicle <text:s/></text:span></text:p>
                <text:p text:style-name="P11"><text:span text:style-name="T14"/></text:p>
                <text:p text:style-name="P11"><text:span text:style-name="T14"/></text:p>
              </text:list-item>
            </text:list>
          </draw:text-box>
        </draw:frame>
        <draw:frame draw:name="Object 4" draw:style-name="gr4" draw:text-style-name="P13" draw:layer="layout" svg:width="1.187cm" svg:height="1.645cm" svg:x="2.328cm" svg:y="12.06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name="Rectangle 8" draw:style-name="gr6" draw:text-style-name="P14" draw:layer="layout" svg:width="21.378cm" svg:height="1.785cm" svg:x="2.117cm" svg:y="1.482cm">
          <text:list text:style-name="L9">
            <text:list-header>
              <text:p text:style-name="P16"><text:span text:style-name="T18">So the model we will be using is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9" presentation:class="page"/>
          <draw:frame presentation:style-name="pr9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pplication to investigate stopping distances" draw:style-name="dp3" draw:master-page-name="Title9" presentation:use-date-time-name="dtd1">
        <draw:frame presentation:style-name="pr10" draw:text-style-name="P2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7">Application to investigate stopping distances</text:span></text:p>
              </text:list-header>
            </text:list>
          </draw:text-box>
        </draw:frame>
        <draw:frame presentation:style-name="pr11" draw:text-style-name="P2" draw:layer="layout" svg:width="22.437cm" svg:height="12.572cm" svg:x="1.269cm" svg:y="5.08cm" presentation:class="outline" presentation:user-transformed="true">
          <draw:text-box>
            <text:list text:style-name="L10">
              <text:list-header>
                <text:p text:style-name="P17"><text:span text:style-name="T14"><text:tab/></text:span><text:span text:style-name="T14">“</text:span><text:span text:style-name="T14">Consider two cars driving along the road at constant velocity U m/s and separated by a distance D meters. At time </text:span><text:span text:style-name="T19">t = 0</text:span><text:span text:style-name="T14"> we assume the following car is at the origin </text:span><text:span text:style-name="T19">t <text:s text:c="2"/>0, D = <text:s text:c="3"/>. </text:span><text:span text:style-name="T14">How does the following car respond?” (McCartney 591)</text:span></text:p>
              </text:list-header>
            </text:list>
          </draw:text-box>
        </draw:frame>
        <draw:frame draw:name="Object 4" draw:style-name="gr3" draw:text-style-name="P12" draw:layer="layout" svg:width="0.706cm" svg:height="0.847cm" svg:x="15.028cm" svg:y="8.8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name="Object 6" draw:style-name="gr4" draw:text-style-name="P13" draw:layer="layout" svg:width="0.988cm" svg:height="1.367cm" svg:x="18.415cm" svg:y="8.6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10" presentation:class="page"/>
          <draw:frame presentation:style-name="pr12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ecomes the following initial value problem " draw:style-name="dp3" draw:master-page-name="Title10" presentation:use-date-time-name="dtd1">
        <draw:frame presentation:style-name="pr13" draw:text-style-name="P2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7">Becomes the following initial value problem </text:span></text:p>
              </text:list-header>
            </text:list>
          </draw:text-box>
        </draw:frame>
        <draw:frame draw:name="Object 4" draw:style-name="gr3" draw:text-style-name="P12" draw:layer="layout" svg:width="6.747cm" svg:height="3.598cm" svg:x="4.233cm" svg:y="10.37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name="Object 7" draw:style-name="gr3" draw:text-style-name="P12" draw:layer="layout" svg:width="5.173cm" svg:height="1.971cm" svg:x="13.123cm" svg:y="11.21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name="Object 10" draw:style-name="gr3" draw:text-style-name="P12" draw:layer="layout" svg:width="15.663cm" svg:height="3.589cm" svg:x="4.657cm" svg:y="5.29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11" presentation:class="page"/>
          <draw:frame presentation:style-name="pr14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12" draw:style-name="dp3" draw:master-page-name="Default" presentation:use-date-time-name="dtd1">
        <draw:custom-shape draw:name="Rectangle 5" draw:style-name="gr5" draw:text-style-name="P14" draw:layer="layout" svg:width="25.4cm" svg:height="0.001cm" svg:x="0cm" svg:y="0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4" draw:style-name="gr3" draw:text-style-name="P12" draw:layer="layout" svg:width="9.181cm" svg:height="2.227cm" svg:x="6.562cm" svg:y="4.44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name="Rectangle 7" draw:style-name="gr5" draw:text-style-name="P14" draw:layer="layout" svg:width="25.4cm" svg:height="0.001cm" svg:x="0cm" svg:y="9.141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6" draw:style-name="gr3" draw:text-style-name="P12" draw:layer="layout" svg:width="3.175cm" svg:height="1.279cm" svg:x="9.313cm" svg:y="6.98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name="Rectangle 9" draw:style-name="gr5" draw:text-style-name="P14" draw:layer="layout" svg:width="25.4cm" svg:height="0.001cm" svg:x="0cm" svg:y="8.943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8" draw:style-name="gr3" draw:text-style-name="P12" draw:layer="layout" svg:width="7.232cm" svg:height="1.94cm" svg:x="4.445cm" svg:y="8.25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name="Rectangle 11" draw:style-name="gr5" draw:text-style-name="P14" draw:layer="layout" svg:width="25.4cm" svg:height="0.001cm" svg:x="0cm" svg:y="8.943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0" draw:style-name="gr3" draw:text-style-name="P12" draw:layer="layout" svg:width="7.197cm" svg:height="1.583cm" svg:x="11.853cm" svg:y="8.467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name="Rectangle 13" draw:style-name="gr5" draw:text-style-name="P14" draw:layer="layout" svg:width="25.4cm" svg:height="0.001cm" svg:x="0cm" svg:y="9.208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2" draw:style-name="gr3" draw:text-style-name="P12" draw:layer="layout" svg:width="8.89cm" svg:height="1.468cm" svg:x="10.583cm" svg:y="10.37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name="Rectangle 15" draw:style-name="gr5" draw:text-style-name="P14" draw:layer="layout" svg:width="25.4cm" svg:height="0.001cm" svg:x="0cm" svg:y="9.208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4" draw:style-name="gr3" draw:text-style-name="P12" draw:layer="layout" svg:width="7.832cm" svg:height="1.517cm" svg:x="10.583cm" svg:y="11.81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name="Object 16" draw:style-name="gr3" draw:text-style-name="P12" draw:layer="layout" svg:width="1.614cm" svg:height="1.694cm" svg:x="5.292cm" svg:y="13.12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name="Rectangle 18" draw:style-name="gr7" draw:text-style-name="P19" draw:layer="layout" svg:width="22.225cm" svg:height="1.615cm" svg:x="2.328cm" svg:y="13.333cm">
          <text:list text:style-name="L11">
            <text:list-header>
              <text:p text:style-name="P18"><text:span text:style-name="T20">Since <text:s text:c="5"/>is never zero, we must have</text:span><text:span text:style-name="T21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14" draw:layer="layout" svg:width="25.4cm" svg:height="0.001cm" svg:x="0cm" svg:y="9.313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9" draw:style-name="gr3" draw:text-style-name="P12" draw:layer="layout" svg:width="8.89cm" svg:height="1.777cm" svg:x="7.62cm" svg:y="15.28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15" draw:text-style-name="P2" draw:layer="layout" svg:width="22.437cm" svg:height="5.927cm" svg:x="1.269cm" svg:y="0.634cm" presentation:class="outline" presentation:user-transformed="true">
          <draw:text-box>
            <text:list text:style-name="L10">
              <text:list-header>
                <text:p text:style-name="P17"><text:span text:style-name="T10"><text:tab/></text:span><text:span text:style-name="T10">First we must find the general solution of the corresponding homogenous equation. </text:span></text:p>
              </text:list-header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2" presentation:class="page"/>
          <draw:frame presentation:style-name="pr5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13" draw:style-name="dp3" draw:master-page-name="Default" presentation:use-date-time-name="dtd1">
        <draw:frame presentation:style-name="pr16" draw:text-style-name="P2" draw:layer="layout" svg:width="22.86cm" svg:height="11.642cm" svg:x="0.847cm" svg:y="0.635cm" presentation:class="outline" presentation:user-transformed="true">
          <draw:text-box>
            <text:list text:style-name="L12">
              <text:list-header>
                <text:p text:style-name="P20"><text:span text:style-name="T22"><text:tab/></text:span><text:span text:style-name="T22">From the characteristic polynomial, we can deduce the roots of the equation</text:span></text:p>
              </text:list-header>
            </text:list>
            <text:list text:style-name="L7">
              <text:list-header>
                <text:p text:style-name="P9"><text:span text:style-name="T22"/></text:p>
                <text:p text:style-name="P9"><text:span text:style-name="T22"/></text:p>
              </text:list-header>
            </text:list>
            <text:list text:style-name="L10">
              <text:list-header>
                <text:p text:style-name="P21"><text:span text:style-name="T22"/></text:p>
                <text:p text:style-name="P21"><text:span text:style-name="T22"/></text:p>
                <text:p text:style-name="P21"><text:span text:style-name="T22"/></text:p>
                <text:p text:style-name="P21"><text:span text:style-name="T22"><text:line-break/></text:span><text:span text:style-name="T22">So we are given 3 cases:</text:span></text:p>
              </text:list-header>
            </text:list>
          </draw:text-box>
        </draw:frame>
        <draw:custom-shape draw:name="Rectangle 5" draw:style-name="gr5" draw:text-style-name="P14" draw:layer="layout" svg:width="25.4cm" svg:height="0.001cm" svg:x="0cm" svg:y="8.89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4" draw:style-name="gr3" draw:text-style-name="P12" draw:layer="layout" svg:width="7.408cm" svg:height="2.17cm" svg:x="3.387cm" svg:y="6.3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name="Rectangle 7" draw:style-name="gr5" draw:text-style-name="P14" draw:layer="layout" svg:width="25.4cm" svg:height="0.001cm" svg:x="0cm" svg:y="8.89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6" draw:style-name="gr3" draw:text-style-name="P12" draw:layer="layout" svg:width="6.906cm" svg:height="2.011cm" svg:x="13.123cm" svg:y="6.56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name="Rectangle 9" draw:style-name="gr8" draw:text-style-name="P19" draw:layer="layout" svg:width="15.152cm" svg:height="5.595cm" svg:x="5.08cm" svg:y="12.912cm">
          <text:list text:style-name="L13">
            <text:list-header>
              <text:p text:style-name="P18"><text:span text:style-name="T23"></text:span><text:span text:style-name="T24"></text:span><text:span text:style-name="T25">=4, two repeated roots </text:span></text:p>
            </text:list-header>
          </text:list>
          <text:list text:style-name="L3">
            <text:list-header>
              <text:p text:style-name="P16"><text:span text:style-name="T25"/></text:p>
            </text:list-header>
          </text:list>
          <text:list text:style-name="L13">
            <text:list-header>
              <text:p text:style-name="P18"><text:span text:style-name="T26"></text:span><text:span text:style-name="T27">2</text:span>&gt;4, two real and distinct roots</text:p>
            </text:list-header>
          </text:list>
          <text:list text:style-name="L3">
            <text:list-header>
              <text:p text:style-name="P16"/>
            </text:list-header>
          </text:list>
          <text:list text:style-name="L13">
            <text:list-header>
              <text:p text:style-name="P18"><text:span text:style-name="T26"></text:span><text:span text:style-name="T27">2</text:span>&lt;4, two complex roots</text:p>
            </text:list-header>
          </text:list>
          <text:list text:style-name="L3">
            <text:list-header>
              <text:p text:style-name="P16"/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13" presentation:class="page"/>
          <draw:frame presentation:style-name="pr5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ase 1: bt2=4" draw:style-name="dp3" draw:master-page-name="Title9" presentation:use-date-time-name="dtd1">
        <draw:frame presentation:style-name="pr10" draw:text-style-name="P2" draw:layer="layout" svg:width="22.86cm" svg:height="3.175cm" svg:x="1.27cm" svg:y="0.634cm" presentation:class="title" presentation:user-transformed="true">
          <draw:text-box>
            <text:list text:style-name="L4">
              <text:list-header>
                <text:p text:style-name="P1">Case 1: <text:span text:style-name="T26"></text:span><text:span text:style-name="T27">2</text:span>=4</text:p>
              </text:list-header>
            </text:list>
          </draw:text-box>
        </draw:frame>
        <draw:frame draw:name="Object 6" draw:style-name="gr3" draw:text-style-name="P12" draw:layer="layout" svg:width="3.598cm" svg:height="1.367cm" svg:x="10.16cm" svg:y="5.92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name="Object 8" draw:style-name="gr3" draw:text-style-name="P12" draw:layer="layout" svg:width="8.674cm" svg:height="1.407cm" svg:x="8.043cm" svg:y="7.40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name="Rectangle 5" draw:style-name="gr5" draw:text-style-name="P14" draw:layer="layout" svg:width="25.4cm" svg:height="0.001cm" svg:x="0cm" svg:y="0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4" draw:style-name="gr3" draw:text-style-name="P12" draw:layer="layout" svg:width="7.858cm" svg:height="1.72cm" svg:x="8.467cm" svg:y="4.23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name="Rectangle 11" draw:style-name="gr5" draw:text-style-name="P14" draw:layer="layout" svg:width="25.4cm" svg:height="0.001cm" svg:x="0cm" svg:y="9.102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0" draw:style-name="gr3" draw:text-style-name="P12" draw:layer="layout" svg:width="9.314cm" svg:height="1.464cm" svg:x="7.408cm" svg:y="9.0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name="Rectangle 13" draw:style-name="gr5" draw:text-style-name="P14" draw:layer="layout" svg:width="25.4cm" svg:height="0.001cm" svg:x="0cm" svg:y="9.102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2" draw:style-name="gr3" draw:text-style-name="P12" draw:layer="layout" svg:width="8.996cm" svg:height="1.261cm" svg:x="7.62cm" svg:y="10.795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ustom-shape draw:name="Rectangle 15" draw:style-name="gr5" draw:text-style-name="P14" draw:layer="layout" svg:width="25.4cm" svg:height="0.001cm" svg:x="0cm" svg:y="8.943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4" draw:style-name="gr3" draw:text-style-name="P12" draw:layer="layout" svg:width="9.314cm" svg:height="2.134cm" svg:x="7.408cm" svg:y="12.06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name="Rectangle 17" draw:style-name="gr5" draw:text-style-name="P14" draw:layer="layout" svg:width="25.4cm" svg:height="0.001cm" svg:x="0cm" svg:y="9.155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6" draw:style-name="gr3" draw:text-style-name="P12" draw:layer="layout" svg:width="24.554cm" svg:height="1.124cm" svg:x="0.423cm" svg:y="14.60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name="Rectangle 19" draw:style-name="gr5" draw:text-style-name="P14" draw:layer="layout" svg:width="25.4cm" svg:height="0.001cm" svg:x="0cm" svg:y="9.208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8" draw:style-name="gr3" draw:text-style-name="P12" draw:layer="layout" svg:width="3.81cm" svg:height="1.103cm" svg:x="10.372cm" svg:y="16.298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name="Rectangle 21" draw:style-name="gr5" draw:text-style-name="P14" draw:layer="layout" svg:width="25.4cm" svg:height="0.001cm" svg:x="0cm" svg:y="8.89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14" presentation:class="page"/>
          <draw:frame presentation:style-name="pr12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15" draw:style-name="dp3" draw:master-page-name="Title3" presentation:use-date-time-name="dtd1">
        <draw:custom-shape draw:name="Rectangle 5" draw:style-name="gr5" draw:text-style-name="P14" draw:layer="layout" svg:width="25.4cm" svg:height="0.001cm" svg:x="0cm" svg:y="0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4" draw:style-name="gr3" draw:text-style-name="P12" draw:layer="layout" svg:width="3.81cm" svg:height="2.037cm" svg:x="9.948cm" svg:y="5.292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name="Rectangle 7" draw:style-name="gr5" draw:text-style-name="P14" draw:layer="layout" svg:width="25.4cm" svg:height="0.001cm" svg:x="0cm" svg:y="9.247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6" draw:style-name="gr3" draw:text-style-name="P12" draw:layer="layout" svg:width="2.249cm" svg:height="1.05cm" svg:x="10.795cm" svg:y="7.62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name="Rectangle 9" draw:style-name="gr5" draw:text-style-name="P14" draw:layer="layout" svg:width="25.4cm" svg:height="0.001cm" svg:x="0cm" svg:y="8.943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8" draw:style-name="gr3" draw:text-style-name="P12" draw:layer="layout" svg:width="2.302cm" svg:height="2.156cm" svg:x="11.007cm" svg:y="8.8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name="Object 10" draw:style-name="gr3" draw:text-style-name="P12" draw:layer="layout" svg:width="8.462cm" svg:height="2.407cm" svg:x="8.89cm" svg:y="11.007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name="Object 15" draw:style-name="gr3" draw:text-style-name="P12" draw:layer="layout" svg:width="6.844cm" svg:height="1.256cm" svg:x="8.89cm" svg:y="13.547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name="Rectangle 18" draw:style-name="gr5" draw:text-style-name="P14" draw:layer="layout" svg:width="15.789cm" svg:height="1.127cm" svg:x="1.509cm" svg:y="15.398cm">
          <text:list text:style-name="L3">
            <text:list-header>
              <text:p text:style-name="P16">Plug in the initial condition, to solve for the value of c<text:span text:style-name="T28">1</text:span>: 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14" draw:layer="layout" svg:width="25.4cm" svg:height="0.001cm" svg:x="0cm" svg:y="9.247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9" draw:style-name="gr3" draw:text-style-name="P12" draw:layer="layout" svg:width="3.175cm" svg:height="1.169cm" svg:x="10.372cm" svg:y="16.93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15" presentation:class="page"/>
          <draw:frame presentation:style-name="pr17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16" draw:style-name="dp3" draw:master-page-name="Title10" presentation:use-date-time-name="dtd1">
        <draw:frame draw:name="Object 4" draw:style-name="gr3" draw:text-style-name="P12" draw:layer="layout" svg:width="8.423cm" svg:height="1.107cm" svg:x="8.255cm" svg:y="4.6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name="Object 6" draw:style-name="gr3" draw:text-style-name="P12" draw:layer="layout" svg:width="5.252cm" svg:height="1.076cm" svg:x="8.255cm" svg:y="5.92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name="Object 9" draw:style-name="gr3" draw:text-style-name="P12" draw:layer="layout" svg:width="2.752cm" svg:height="1.137cm" svg:x="8.89cm" svg:y="7.19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name="Rectangle 12" draw:style-name="gr5" draw:text-style-name="P14" draw:layer="layout" svg:width="17.177cm" svg:height="1.127cm" svg:x="3.9cm" svg:y="9.048cm">
          <text:list text:style-name="L3">
            <text:list-header>
              <text:p text:style-name="P16"><text:span text:style-name="T29">Now use the initial condition given for x’(0)=U to solve for c</text:span><text:span text:style-name="T30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14" draw:layer="layout" svg:width="25.4cm" svg:height="0.001cm" svg:x="0cm" svg:y="8.956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3" draw:style-name="gr3" draw:text-style-name="P12" draw:layer="layout" svg:width="3.175cm" svg:height="1.706cm" svg:x="10.372cm" svg:y="10.37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name="Rectangle 16" draw:style-name="gr5" draw:text-style-name="P14" draw:layer="layout" svg:width="25.4cm" svg:height="0.001cm" svg:x="0cm" svg:y="9.102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5" draw:style-name="gr3" draw:text-style-name="P12" draw:layer="layout" svg:width="8.784cm" svg:height="1.376cm" svg:x="8.89cm" svg:y="12.48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name="Rectangle 18" draw:style-name="gr5" draw:text-style-name="P14" draw:layer="layout" svg:width="25.4cm" svg:height="0.001cm" svg:x="0cm" svg:y="9.102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7" draw:style-name="gr3" draw:text-style-name="P12" draw:layer="layout" svg:width="12.171cm" svg:height="1.297cm" svg:x="7.832cm" svg:y="14.39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name="Rectangle 20" draw:style-name="gr5" draw:text-style-name="P14" draw:layer="layout" svg:width="25.4cm" svg:height="0.001cm" svg:x="0cm" svg:y="9.102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9" draw:style-name="gr3" draw:text-style-name="P12" draw:layer="layout" svg:width="8.255cm" svg:height="1.398cm" svg:x="7.62cm" svg:y="15.87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name="Rectangle 22" draw:style-name="gr5" draw:text-style-name="P14" draw:layer="layout" svg:width="25.4cm" svg:height="0.001cm" svg:x="0cm" svg:y="9.168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21" draw:style-name="gr3" draw:text-style-name="P12" draw:layer="layout" svg:width="4.233cm" svg:height="1.107cm" svg:x="9.737cm" svg:y="17.145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16" presentation:class="page"/>
          <draw:frame presentation:style-name="pr14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17" draw:style-name="dp3" draw:master-page-name="Default" presentation:use-date-time-name="dtd1">
        <draw:frame draw:name="Object 4" draw:style-name="gr3" draw:text-style-name="P12" draw:layer="layout" svg:width="11.218cm" svg:height="1.403cm" svg:x="6.985cm" svg:y="4.233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name="Rectangle 6" draw:style-name="gr9" draw:text-style-name="P23" draw:layer="layout" svg:width="23.495cm" svg:height="6.497cm" svg:x="1.058cm" svg:y="1.14cm">
          <text:list text:style-name="L3">
            <text:list-header>
              <text:p text:style-name="P22"><text:span text:style-name="T31">So substituting c</text:span><text:span text:style-name="T32">1</text:span><text:span text:style-name="T31"> and c</text:span><text:span text:style-name="T32">2</text:span><text:span text:style-name="T31"> into the equation yields: <text:s text:c="3"/></text:span></text:p>
              <text:p text:style-name="P22"><text:span text:style-name="T31"><text:s text:c="32"/></text:span></text:p>
              <text:p text:style-name="P22"><text:span text:style-name="T31"/></text:p>
              <text:p text:style-name="P22"><text:span text:style-name="T31"/></text:p>
              <text:p text:style-name="P22"><text:span text:style-name="T31"/></text:p>
              <text:p text:style-name="P22"><text:span text:style-name="T31">this equation can be rewritten a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14" draw:layer="layout" svg:width="25.4cm" svg:height="0.001cm" svg:x="0cm" svg:y="8.89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7" draw:style-name="gr3" draw:text-style-name="P12" draw:layer="layout" svg:width="12.775cm" svg:height="2.342cm" svg:x="6.35cm" svg:y="8.04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name="Rectangle 9" draw:style-name="gr10" draw:text-style-name="P14" draw:layer="layout" svg:width="12.262cm" svg:height="1.277cm" svg:x="6.15cm" svg:y="11.007cm">
          <text:list text:style-name="L3">
            <text:list-header>
              <text:p text:style-name="P16"><text:span text:style-name="T33">which can then be simplified to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14" draw:layer="layout" svg:width="25.4cm" svg:height="0.001cm" svg:x="0cm" svg:y="8.89cm">
          <text:list text:style-name="L3">
            <text:list-header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name="Object 10" draw:style-name="gr3" draw:text-style-name="P12" draw:layer="layout" svg:width="13.282cm" svg:height="2.628cm" svg:x="5.715cm" svg:y="13.33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17" presentation:class="page"/>
          <draw:frame presentation:style-name="pr5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  Case 2: " draw:style-name="dp3" draw:master-page-name="Title3" presentation:use-date-time-name="dtd1">
        <draw:frame presentation:style-name="pr18" draw:text-style-name="P2" draw:layer="layout" svg:width="22.649cm" svg:height="2.752cm" svg:x="1.692cm" svg:y="0.635cm" presentation:class="title" presentation:user-transformed="true">
          <draw:text-box>
            <text:list text:style-name="L4">
              <text:list-header>
                <text:p text:style-name="P24"><text:tab/><text:tab/>Case 2: </text:p>
              </text:list-header>
            </text:list>
          </draw:text-box>
        </draw:frame>
        <draw:frame draw:name="Object 6" draw:style-name="gr3" draw:text-style-name="P12" draw:layer="layout" svg:width="23.918cm" svg:height="1.914cm" svg:x="0.635cm" svg:y="5.08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name="Object 4" draw:style-name="gr3" draw:text-style-name="P12" draw:layer="layout" svg:width="5.283cm" svg:height="2.319cm" svg:x="12.065cm" svg:y="0.847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name="Rectangle 8" draw:style-name="gr9" draw:text-style-name="P14" draw:layer="layout" svg:width="17.568cm" svg:height="6.357cm" svg:x="4.657cm" svg:y="8.044cm">
          <text:list text:style-name="L3">
            <text:list-header>
              <text:p text:style-name="P16"><text:span text:style-name="T25"/></text:p>
            </text:list-header>
          </text:list>
          <text:list text:style-name="L14">
            <text:list-item>
              <text:p text:style-name="P16"><text:s/>Has two real and distinct roots<text:line-break/></text:p>
            </text:list-item>
            <text:list-item>
              <text:p text:style-name="P16"><text:s/>Solution includes hyperbolic sine and cosine function </text:p>
            </text:list-item>
          </text:list>
          <text:list text:style-name="L3">
            <text:list-header>
              <text:p text:style-name="P16"/>
              <text:p text:style-name="P16"/>
              <text:p text:style-name="P16"/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6.985cm" svg:height="1.711cm" svg:x="3.175cm" svg:y="13.547cm">
          <draw:image xlink:href="Pictures/100002000000009B0000002617EE3667A7DBC747.png" xlink:type="simple" xlink:show="embed" xlink:actuate="onLoad">
            <text:p/>
          </draw:image>
          <svg:desc>\mathrm{sinh}(x) := \frac{e^x - e^{-x}}{2}</svg:desc>
        </draw:frame>
        <draw:frame draw:style-name="gr11" draw:text-style-name="P12" draw:layer="layout" svg:width="7.197cm" svg:height="1.755cm" svg:x="13.335cm" svg:y="13.758cm">
          <draw:image xlink:href="Pictures/100002000000009C000000266E37DAB53A638357.png" xlink:type="simple" xlink:show="embed" xlink:actuate="onLoad">
            <text:p/>
          </draw:image>
          <svg:desc>\mathrm{cosh}(x) := \frac{e^x + e^{-x}}{2}</svg:desc>
        </draw:frame>
        <presentation:notes draw:style-name="dp2" presentation:use-date-time-name="dtd1">
          <draw:page-thumbnail draw:layer="layout" svg:width="12.7cm" svg:height="9.525cm" svg:x="3.175cm" svg:y="1.905cm" draw:page-number="18" presentation:class="page"/>
          <draw:frame presentation:style-name="pr17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    Case 3: " draw:style-name="dp3" draw:master-page-name="Title3" presentation:use-date-time-name="dtd1">
        <draw:frame presentation:style-name="pr18" draw:text-style-name="P2" draw:layer="layout" svg:width="22.649cm" svg:height="2.752cm" svg:x="1.692cm" svg:y="0.635cm" presentation:class="title" presentation:user-transformed="true">
          <draw:text-box>
            <text:list text:style-name="L4">
              <text:list-header>
                <text:p text:style-name="P24"><text:tab/><text:tab/> <text:s/>Case 3: </text:p>
              </text:list-header>
            </text:list>
          </draw:text-box>
        </draw:frame>
        <draw:frame draw:name="Object 4" draw:style-name="gr3" draw:text-style-name="P12" draw:layer="layout" svg:width="5.715cm" svg:height="2.509cm" svg:x="13.123cm" svg:y="0.847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name="Object 7" draw:style-name="gr3" draw:text-style-name="P12" draw:layer="layout" svg:width="24.544cm" svg:height="2.016cm" svg:x="0.428cm" svg:y="6.138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name="Rectangle 6" draw:style-name="gr9" draw:text-style-name="P14" draw:layer="layout" svg:width="15.152cm" svg:height="3.309cm" svg:x="7.62cm" svg:y="9.736cm">
          <text:list text:style-name="L3">
            <text:list-header>
              <text:p text:style-name="P16"/>
            </text:list-header>
          </text:list>
          <text:list text:style-name="L14">
            <text:list-item>
              <text:p text:style-name="P18"><text:span text:style-name="T23"></text:span><text:span text:style-name="T34">2</text:span>&lt;4, two complex roots</text:p>
            </text:list-item>
          </text:list>
          <text:list text:style-name="L3">
            <text:list-header>
              <text:p text:style-name="P16"/>
              <text:p text:style-name="P16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19" presentation:class="page"/>
          <draw:frame presentation:style-name="pr17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this means physically?" draw:style-name="dp3" draw:master-page-name="Title3" presentation:presentation-page-layout-name="AL1T10" presentation:use-date-time-name="dtd1">
        <draw:frame presentation:style-name="pr18" draw:text-style-name="P2" draw:layer="layout" svg:width="22.649cm" svg:height="2.752cm" svg:x="1.692cm" svg:y="0.635cm" presentation:class="title" presentation:user-transformed="true">
          <draw:text-box>
            <text:list text:style-name="L4">
              <text:list-header>
                <text:p text:style-name="P1">What this means physically?</text:p>
              </text:list-header>
            </text:list>
          </draw:text-box>
        </draw:frame>
        <draw:frame presentation:style-name="pr19" draw:text-style-name="P2" draw:layer="layout" svg:width="22.428cm" svg:height="12.572cm" svg:x="1.702cm" svg:y="4.445cm" presentation:class="outline" presentation:user-transformed="true">
          <draw:text-box>
            <text:list text:style-name="L7">
              <text:list-item>
                <text:p text:style-name="P11"><text:span text:style-name="T35">By making case 3 equal to D we ultimately see the following:</text:span></text:p>
                <text:p text:style-name="P11"><text:span text:style-name="T35"/></text:p>
                <text:p text:style-name="P11"><text:span text:style-name="T35"/></text:p>
              </text:list-item>
              <text:list-item>
                <text:p text:style-name="P11"><text:span text:style-name="T35">0= asin(x) - bcos(x)</text:span></text:p>
              </text:list-item>
            </text:list>
            <text:list text:style-name="L12">
              <text:list-header>
                <text:p text:style-name="P17"><text:span text:style-name="T35"><text:tab/></text:span><text:span text:style-name="T35">0= atan(x) – b</text:span></text:p>
                <text:p text:style-name="P17"><text:span text:style-name="T35"><text:tab/></text:span><text:span text:style-name="T35">tan(x)= b/a</text:span></text:p>
                <text:p text:style-name="P25"><text:span text:style-name="T35"/></text:p>
                <text:p text:style-name="P25"><text:span text:style-name="T35">So there are infinite times where tan(x) = b/a</text:span></text:p>
              </text:list-header>
            </text:list>
            <text:list text:style-name="L7">
              <text:list-header>
                <text:p text:style-name="P11"><text:span text:style-name="T35"/></text:p>
              </text:list-header>
            </text:list>
          </draw:text-box>
        </draw:frame>
        <draw:frame draw:name="Object 7" draw:style-name="gr3" draw:text-style-name="P12" draw:layer="layout" svg:width="22.331cm" svg:height="1.83cm" svg:x="1.482cm" svg:y="7.197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4">
          <draw:page-thumbnail draw:style-name="gr12" draw:layer="layout" svg:width="12.7cm" svg:height="9.525cm" svg:x="3.175cm" svg:y="1.904cm" draw:page-number="20" presentation:class="page"/>
          <draw:frame presentation:style-name="pr20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onclusion" draw:style-name="dp3" draw:master-page-name="Title3" presentation:use-date-time-name="dtd1">
        <draw:frame presentation:style-name="pr18" draw:text-style-name="P2" draw:layer="layout" svg:width="22.649cm" svg:height="2.752cm" svg:x="1.692cm" svg:y="0.635cm" presentation:class="title" presentation:user-transformed="true">
          <draw:text-box>
            <text:list text:style-name="L4">
              <text:list-header>
                <text:p text:style-name="P1">Conclusion</text:p>
              </text:list-header>
            </text:list>
          </draw:text-box>
        </draw:frame>
        <draw:frame presentation:style-name="pr21" draw:text-style-name="P2" draw:layer="layout" svg:width="21.59cm" svg:height="12.7cm" svg:x="1.693cm" svg:y="4.414cm" presentation:class="outline" presentation:user-transformed="true">
          <draw:text-box>
            <text:list text:style-name="L7">
              <text:list-item>
                <text:p text:style-name="P11"><text:span text:style-name="T8">The mathematical model will only be physically meaningful if we restrict parameter values</text:span></text:p>
              </text:list-item>
              <text:list-item>
                <text:p text:style-name="P11"><text:span text:style-name="T8">The driver may be quick thinking but the vehicle will infinitely collide</text:span></text:p>
              </text:list-item>
              <text:list-item>
                <text:p text:style-name="P11"><text:span text:style-name="T8"><text:s/></text:span><text:span text:style-name="T8">the stopping distance is proportional to the initial velocity of the driver </text:span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21" presentation:class="page"/>
          <draw:frame presentation:style-name="pr17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" draw:text-style-name="P5" draw:layer="layout" svg:width="8.255cm" svg:height="1.27cm" svg:x="10.791cm" svg:y="24.126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w Cen MT" svg:font-family="'Tw Cen M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5DE0000046774D28CBCA742A26C.jpg" xlink:type="simple" xlink:show="embed" xlink:actuate="onLoad"/>
    <draw:fill-image draw:name="Bitmap_20_2" draw:display-name="Bitmap 2" xlink:href="Pictures/10000000000005DE000004671D83767B2EAD30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775f55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ebddc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bddc3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775f55"/>
    </style:style>
    <style:style style:name="Mdp3" style:family="drawing-page">
      <style:drawing-page-properties draw:background-size="border" draw:fill="bitmap" draw:fill-color="#ffffff" draw:fill-image-name="Bitmap_20_1" style:repeat="stretch"/>
    </style:style>
    <style:style style:name="Mdp4" style:family="drawing-page">
      <style:drawing-page-properties draw:background-size="border" draw:fill="bitmap" draw:fill-color="#ffffff" draw:fill-image-name="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7">
      <style:graphic-properties draw:stroke="none" draw:fill="solid" draw:fill-color="#ffffff" draw:textarea-horizontal-align="justify" draw:textarea-vertical-align="middle" draw:auto-grow-height="false" fo:min-height="2.205cm" fo:min-width="24.9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7">
      <style:graphic-properties draw:stroke="none" draw:fill="solid" draw:fill-color="#dd8047" draw:textarea-horizontal-align="justify" draw:textarea-vertical-align="middle" draw:auto-grow-height="false" fo:min-height="1.72cm" fo:min-width="5.748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7">
      <style:graphic-properties draw:stroke="none" draw:fill="solid" draw:fill-color="#94b6d2" draw:textarea-horizontal-align="justify" draw:textarea-vertical-align="middle" draw:auto-grow-height="false" fo:min-height="1.724cm" fo:min-width="18.347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2.915cm" fo:min-width="24.9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2.492cm" fo:min-width="3.098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2.492cm" fo:min-width="21.09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2.205cm" fo:min-width="24.9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1.72cm" fo:min-width="3.565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1.72cm" fo:min-width="20.609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18.816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18.79cm" fo:min-width="0.391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17.097cm" fo:min-width="0.135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1.222cm" fo:min-width="0.135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36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68cm" fo:min-width="0cm" fo:wrap-option="wrap"/>
    </style:style>
    <style:style style:name="Mpr3" style:family="presentation" style:parent-style-name="Title1-backgroundobjects" style:list-style-name="ML8">
      <style:graphic-properties draw:stroke="none" draw:fill="none" draw:fill-color="#ffffff" draw:auto-grow-height="false" draw:auto-grow-width="false" fo:min-height="1.906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59cm" fo:min-width="0cm" fo:wrap-option="wrap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95cm" fo:min-width="0cm" fo:wrap-option="wrap"/>
    </style:style>
    <style:style style:name="Mpr10" style:family="presentation" style:parent-style-name="Title2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4" style:family="presentation" style:parent-style-name="Title3-backgroundobjects" style:list-style-name="ML4">
      <style:graphic-properties draw:stroke="none" draw:fill="none" draw:fill-color="#ffffff" draw:auto-grow-height="false" draw:auto-grow-width="false" fo:min-height="0.68cm" fo:min-width="0cm" fo:wrap-option="wrap"/>
    </style:style>
    <style:style style:name="Mpr15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4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8cm" fo:min-width="0cm" fo:wrap-option="wrap"/>
    </style:style>
    <style:style style:name="Mpr20" style:family="presentation" style:parent-style-name="Title4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2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25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059cm" fo:min-width="0cm" fo:wrap-option="wrap"/>
    </style:style>
    <style:style style:name="Mpr26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6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29" style:family="presentation" style:parent-style-name="Title6-backgroundobjects" style:list-style-name="ML4">
      <style:graphic-properties draw:stroke="none" draw:fill="none" draw:fill-color="#ffffff" draw:auto-grow-height="false" draw:auto-grow-width="false" fo:min-height="1.844cm" fo:min-width="0cm" fo:wrap-option="wrap"/>
    </style:style>
    <style:style style:name="Mpr30" style:family="presentation" style:parent-style-name="Title6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3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34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35" style:family="presentation" style:parent-style-name="Title7-backgroundobjects" style:list-style-name="ML4">
      <style:graphic-properties draw:stroke="none" draw:fill="none" draw:fill-color="#ffffff" draw:auto-grow-height="false" draw:auto-grow-width="false" fo:min-height="0.68cm" fo:min-width="0cm" fo:wrap-option="wrap"/>
    </style:style>
    <style:style style:name="Mpr36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7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8" style:family="presentation" style:parent-style-name="Title8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9" style:family="presentation" style:parent-style-name="Title8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40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324cm" fo:min-width="0cm" fo:wrap-option="wrap"/>
    </style:style>
    <style:style style:name="Mpr41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3" style:family="presentation" style:parent-style-name="Title9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44" style:family="presentation" style:parent-style-name="Title9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45" style:family="presentation" style:parent-style-name="Title9-backgroundobjects" style:list-style-name="ML4">
      <style:graphic-properties draw:stroke="none" draw:fill="none" draw:fill-color="#ffffff" draw:auto-grow-height="false" draw:auto-grow-width="false" fo:min-height="1.324cm" fo:min-width="0cm" fo:wrap-option="wrap"/>
    </style:style>
    <style:style style:name="Mpr46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7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le10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49" style:family="presentation" style:parent-style-name="Title10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50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324cm" fo:min-width="0cm" fo:wrap-option="wrap"/>
    </style:style>
    <style:style style:name="Mpr51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2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dd804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94b6d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center" fo:text-indent="0cm" style:punctuation-wrap="hanging" style:line-break="strict"/>
    </style:style>
    <style:style style:name="MT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ebddc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M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MT5" style:family="text">
      <style:text-properties fo:color="#775f55" fo:font-size="14pt" fo:font-weight="bold" style:font-size-asian="14pt" style:font-weight-asian="bold" style:font-size-complex="14pt" style:font-weight-complex="bold"/>
    </style:style>
    <style:style style:name="MT6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ebddc3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775f55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649cm" svg:height="2.752cm" svg:x="1.692cm" svg:y="0.635cm" presentation:class="title" presentation:placeholder="true">
        <draw:text-box/>
      </draw:frame>
      <draw:frame presentation:style-name="Default-outline1" draw:layer="backgroundobjects" svg:width="22.648cm" svg:height="12.572cm" svg:x="1.702cm" svg:y="4.445cm" presentation:class="outline" presentation:placeholder="true">
        <draw:text-box/>
      </draw:frame>
      <draw:frame presentation:style-name="Mpr1" draw:text-style-name="MP5" draw:layer="backgroundobjects" svg:width="7.409cm" svg:height="1.014cm" svg:x="16.932cm" svg:y="17.357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text-style-name="MP5" draw:layer="backgroundobjects" svg:width="15.06cm" svg:height="1.014cm" svg:x="1.693cm" svg:y="17.357cm" presentation:class="footer">
        <draw:text-box>
          <text:list text:style-name="ML1">
            <text:list-header>
              <text:p/>
            </text:list-header>
          </text:list>
        </draw:text-box>
      </draw:frame>
      <draw:custom-shape draw:name="Rectangle 6" draw:style-name="Mgr3" draw:text-style-name="MP6" draw:layer="backgroundobjects" svg:width="25.4cm" svg:height="0.886cm" svg:x="0cm" svg:y="3.431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4" draw:text-style-name="MP7" draw:layer="backgroundobjects" svg:width="1.482cm" svg:height="0.635cm" svg:x="0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5" draw:text-style-name="MP8" draw:layer="backgroundobjects" svg:width="23.76cm" svg:height="0.635cm" svg:x="1.64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1.482cm" svg:height="0.679cm" svg:x="0cm" svg:y="3.531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7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10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8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name="Rectangle 9" draw:style-name="Mgr9" draw:text-style-name="MP6" draw:layer="backgroundobjects" svg:width="25.4cm" svg:height="2.465cm" svg:x="0cm" svg:y="16.585cm">
        <text:list text:style-name="ML7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10" draw:text-style-name="MP7" draw:layer="backgroundobjects" svg:width="6.248cm" svg:height="1.98cm" svg:x="-0.026cm" svg:y="16.814cm">
        <text:list text:style-name="ML7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1" draw:style-name="Mgr11" draw:text-style-name="MP8" draw:layer="backgroundobjects" svg:width="18.847cm" svg:height="1.984cm" svg:x="6.553cm" svg:y="16.788cm">
        <text:list text:style-name="ML7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649cm" svg:height="2.752cm" svg:x="1.692cm" svg:y="0.635cm" presentation:class="title" presentation:placeholder="true">
        <draw:text-box/>
      </draw:frame>
      <draw:frame presentation:style-name="Title1-outline1" draw:layer="backgroundobjects" svg:width="22.648cm" svg:height="12.572cm" svg:x="1.702cm" svg:y="4.445cm" presentation:class="outline" presentation:placeholder="true">
        <draw:text-box/>
      </draw:frame>
      <draw:frame presentation:style-name="Mpr3" draw:text-style-name="MP13" draw:layer="backgroundobjects" svg:width="5.715cm" svg:height="1.905cm" svg:x="0.211cm" svg:y="16.857cm" presentation:class="date-time">
        <draw:text-box>
          <text:list text:style-name="ML8">
            <text:list-header>
              <text:p text:style-name="MP14"/>
            </text:list-header>
          </text:list>
        </draw:text-box>
      </draw:frame>
      <draw:frame presentation:style-name="Mpr4" draw:text-style-name="MP12" draw:layer="backgroundobjects" svg:width="16.299cm" svg:height="1.014cm" svg:x="5.793cm" svg:y="0.657cm" presentation:class="footer">
        <draw:text-box>
          <text:list text:style-name="ML3">
            <text:list-header>
              <text:p text:style-name="MP11"/>
            </text:list-header>
          </text:list>
        </draw:text-box>
      </draw:frame>
      <draw:frame presentation:style-name="Mpr5" draw:text-style-name="MP13" draw:layer="backgroundobjects" svg:width="2.328cm" svg:height="1.058cm" svg:x="22.225cm" svg:y="0.635cm" presentation:class="page-number">
        <draw:text-box>
          <text:list text:style-name="ML3">
            <text:list-header>
              <text:p text:style-name="MP1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6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custom-shape draw:name="Rectangle 9" draw:style-name="Mgr12" draw:text-style-name="MP6" draw:layer="backgroundobjects" svg:width="25.4cm" svg:height="3.175cm" svg:x="0cm" svg:y="4.233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13" draw:text-style-name="MP7" draw:layer="backgroundobjects" svg:width="3.598cm" svg:height="2.752cm" svg:x="0cm" svg:y="4.445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1" draw:style-name="Mgr14" draw:text-style-name="MP8" draw:layer="backgroundobjects" svg:width="21.59cm" svg:height="2.752cm" svg:x="3.81cm" svg:y="4.445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649cm" svg:height="2.752cm" svg:x="1.692cm" svg:y="0.635cm" presentation:class="title" presentation:placeholder="true">
        <draw:text-box/>
      </draw:frame>
      <draw:frame presentation:style-name="Title2-outline1" draw:layer="backgroundobjects" svg:width="22.648cm" svg:height="12.572cm" svg:x="1.702cm" svg:y="4.445cm" presentation:class="outline" presentation:placeholder="true">
        <draw:text-box/>
      </draw:frame>
      <draw:frame presentation:style-name="Mpr8" draw:text-style-name="MP10" draw:layer="backgroundobjects" svg:width="7.409cm" svg:height="1.014cm" svg:x="16.932cm" svg:y="17.357cm" presentation:class="date-time">
        <draw:text-box>
          <text:list text:style-name="ML5">
            <text:list-header>
              <text:p/>
            </text:list-header>
          </text:list>
        </draw:text-box>
      </draw:frame>
      <draw:frame presentation:style-name="Mpr9" draw:text-style-name="MP13" draw:layer="backgroundobjects" svg:width="3.598cm" svg:height="1.949cm" svg:x="0cm" svg:y="4.867cm" presentation:class="page-number">
        <draw:text-box>
          <text:list text:style-name="ML4">
            <text:list-header>
              <text:p text:style-name="MP14"><text:span text:style-name="MT3"><text:page-number>&lt;number&gt;</text:page-number></text:span></text:p>
            </text:list-header>
          </text:list>
        </draw:text-box>
      </draw:frame>
      <draw:frame presentation:style-name="Mpr10" draw:text-style-name="MP12" draw:layer="backgroundobjects" svg:width="15.06cm" svg:height="1.014cm" svg:x="1.693cm" svg:y="17.357cm" presentation:class="footer">
        <draw:text-box>
          <text:list text:style-name="ML5">
            <text:list-header>
              <text:p text:style-name="MP11"/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11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2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name="Rectangle 6" draw:style-name="Mgr15" draw:text-style-name="MP6" draw:layer="backgroundobjects" svg:width="25.4cm" svg:height="0.886cm" svg:x="0cm" svg:y="3.431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16" draw:text-style-name="MP7" draw:layer="backgroundobjects" svg:width="1.482cm" svg:height="0.635cm" svg:x="0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17" draw:text-style-name="MP8" draw:layer="backgroundobjects" svg:width="23.76cm" svg:height="0.635cm" svg:x="1.64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2.649cm" svg:height="2.752cm" svg:x="1.692cm" svg:y="0.635cm" presentation:class="title" presentation:placeholder="true">
        <draw:text-box/>
      </draw:frame>
      <draw:frame presentation:style-name="Title3-outline1" draw:layer="backgroundobjects" svg:width="22.648cm" svg:height="12.572cm" svg:x="1.702cm" svg:y="4.445cm" presentation:class="outline" presentation:placeholder="true">
        <draw:text-box/>
      </draw:frame>
      <draw:frame presentation:style-name="Mpr13" draw:text-style-name="MP10" draw:layer="backgroundobjects" svg:width="7.409cm" svg:height="1.014cm" svg:x="16.932cm" svg:y="17.357cm" presentation:class="date-time">
        <draw:text-box>
          <text:list text:style-name="ML5">
            <text:list-header>
              <text:p/>
            </text:list-header>
          </text:list>
        </draw:text-box>
      </draw:frame>
      <draw:frame presentation:style-name="Mpr14" draw:text-style-name="MP13" draw:layer="backgroundobjects" svg:width="1.482cm" svg:height="0.679cm" svg:x="0cm" svg:y="3.531cm" presentation:class="page-number">
        <draw:text-box>
          <text:list text:style-name="ML4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draw:frame presentation:style-name="Mpr15" draw:text-style-name="MP12" draw:layer="backgroundobjects" svg:width="15.06cm" svg:height="1.014cm" svg:x="1.693cm" svg:y="17.357cm" presentation:class="footer">
        <draw:text-box>
          <text:list text:style-name="ML5">
            <text:list-header>
              <text:p text:style-name="MP11"/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16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16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17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7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Rectangle 6" draw:style-name="Mgr18" draw:text-style-name="MP6" draw:layer="backgroundobjects" svg:width="25.4cm" svg:height="0.886cm" svg:x="0cm" svg:y="3.431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19" draw:text-style-name="MP7" draw:layer="backgroundobjects" svg:width="1.482cm" svg:height="0.635cm" svg:x="0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20" draw:text-style-name="MP8" draw:layer="backgroundobjects" svg:width="23.76cm" svg:height="0.635cm" svg:x="1.64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2.649cm" svg:height="2.752cm" svg:x="1.692cm" svg:y="0.635cm" presentation:class="title" presentation:placeholder="true">
        <draw:text-box/>
      </draw:frame>
      <draw:frame presentation:style-name="Title4-outline1" draw:layer="backgroundobjects" svg:width="22.648cm" svg:height="12.572cm" svg:x="1.702cm" svg:y="4.445cm" presentation:class="outline" presentation:placeholder="true">
        <draw:text-box/>
      </draw:frame>
      <draw:frame presentation:style-name="Mpr18" draw:text-style-name="MP10" draw:layer="backgroundobjects" svg:width="7.409cm" svg:height="1.014cm" svg:x="16.932cm" svg:y="17.357cm" presentation:class="date-time">
        <draw:text-box>
          <text:list text:style-name="ML5">
            <text:list-header>
              <text:p/>
            </text:list-header>
          </text:list>
        </draw:text-box>
      </draw:frame>
      <draw:frame presentation:style-name="Mpr19" draw:text-style-name="MP13" draw:layer="backgroundobjects" svg:width="1.482cm" svg:height="0.679cm" svg:x="0cm" svg:y="3.531cm" presentation:class="page-number">
        <draw:text-box>
          <text:list text:style-name="ML4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draw:frame presentation:style-name="Mpr20" draw:text-style-name="MP12" draw:layer="backgroundobjects" svg:width="15.06cm" svg:height="1.014cm" svg:x="1.693cm" svg:y="17.357cm" presentation:class="footer">
        <draw:text-box>
          <text:list text:style-name="ML5">
            <text:list-header>
              <text:p text:style-name="MP11"/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21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2.649cm" svg:height="2.752cm" svg:x="1.692cm" svg:y="0.635cm" presentation:class="title" presentation:placeholder="true">
        <draw:text-box/>
      </draw:frame>
      <draw:frame presentation:style-name="Title5-outline1" draw:layer="backgroundobjects" svg:width="22.648cm" svg:height="12.572cm" svg:x="1.702cm" svg:y="4.445cm" presentation:class="outline" presentation:placeholder="true">
        <draw:text-box/>
      </draw:frame>
      <draw:frame presentation:style-name="Mpr23" draw:text-style-name="MP10" draw:layer="backgroundobjects" svg:width="7.409cm" svg:height="1.014cm" svg:x="16.932cm" svg:y="17.357cm" presentation:class="date-time">
        <draw:text-box>
          <text:list text:style-name="ML5">
            <text:list-header>
              <text:p/>
            </text:list-header>
          </text:list>
        </draw:text-box>
      </draw:frame>
      <draw:frame presentation:style-name="Mpr24" draw:text-style-name="MP12" draw:layer="backgroundobjects" svg:width="15.06cm" svg:height="1.014cm" svg:x="1.693cm" svg:y="17.357cm" presentation:class="footer">
        <draw:text-box>
          <text:list text:style-name="ML5">
            <text:list-header>
              <text:p text:style-name="MP11"/>
            </text:list-header>
          </text:list>
        </draw:text-box>
      </draw:frame>
      <draw:frame presentation:style-name="Mpr25" draw:text-style-name="MP13" draw:layer="backgroundobjects" svg:width="1.482cm" svg:height="1.058cm" svg:x="0cm" svg:y="17.357cm" presentation:class="page-number">
        <draw:text-box>
          <text:list text:style-name="ML5">
            <text:list-header>
              <text:p text:style-name="MP14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26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26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27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7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4">
      <draw:custom-shape draw:name="Rectangle 9" draw:style-name="Mgr21" draw:text-style-name="MP6" draw:layer="backgroundobjects" svg:width="25.4cm" svg:height="2.465cm" svg:x="-0.026cm" svg:y="12.7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22" draw:text-style-name="MP7" draw:layer="backgroundobjects" svg:width="4.065cm" svg:height="1.98cm" svg:x="-0.026cm" svg:y="12.956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1" draw:style-name="Mgr23" draw:text-style-name="MP8" draw:layer="backgroundobjects" svg:width="21.109cm" svg:height="1.98cm" svg:x="4.291cm" svg:y="12.929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4" draw:style-name="Mgr24" draw:text-style-name="MP6" draw:layer="backgroundobjects" svg:width="0.277cm" svg:height="19.076cm" svg:x="4.022cm" svg:y="0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2.649cm" svg:height="2.752cm" svg:x="1.692cm" svg:y="0.635cm" presentation:class="title" presentation:placeholder="true">
        <draw:text-box/>
      </draw:frame>
      <draw:frame presentation:style-name="Title6-outline1" draw:layer="backgroundobjects" svg:width="22.648cm" svg:height="12.572cm" svg:x="1.702cm" svg:y="4.445cm" presentation:class="outline" presentation:placeholder="true">
        <draw:text-box/>
      </draw:frame>
      <draw:frame presentation:style-name="Mpr28" draw:text-style-name="MP10" draw:layer="backgroundobjects" svg:width="7.408cm" svg:height="1.014cm" svg:x="17.357cm" svg:y="17.357cm" presentation:class="date-time">
        <draw:text-box>
          <text:list text:style-name="ML5">
            <text:list-header>
              <text:p/>
            </text:list-header>
          </text:list>
        </draw:text-box>
      </draw:frame>
      <draw:frame presentation:style-name="Mpr29" draw:text-style-name="MP13" draw:layer="backgroundobjects" svg:width="4.022cm" svg:height="1.843cm" svg:x="0cm" svg:y="12.964cm" presentation:class="page-number">
        <draw:text-box>
          <text:list text:style-name="ML4">
            <text:list-header>
              <text:p text:style-name="MP14"><text:span text:style-name="MT6"><text:page-number>&lt;number&gt;</text:page-number></text:span></text:p>
            </text:list-header>
          </text:list>
        </draw:text-box>
      </draw:frame>
      <draw:frame presentation:style-name="Mpr30" draw:text-style-name="MP12" draw:layer="backgroundobjects" svg:width="12.7cm" svg:height="1.014cm" svg:x="4.445cm" svg:y="17.357cm" presentation:class="footer">
        <draw:text-box>
          <text:list text:style-name="ML5">
            <text:list-header>
              <text:p text:style-name="MP11"/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1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31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32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2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Rectangle 9" draw:style-name="Mgr25" draw:text-style-name="MP6" draw:layer="backgroundobjects" svg:width="0.891cm" svg:height="19.05cm" svg:x="16.933cm" svg:y="0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26" draw:text-style-name="MP8" draw:layer="backgroundobjects" svg:width="0.635cm" svg:height="17.357cm" svg:x="17.061cm" svg:y="1.693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1" draw:style-name="Mgr27" draw:text-style-name="MP7" draw:layer="backgroundobjects" svg:width="0.635cm" svg:height="1.482cm" svg:x="17.061cm" svg:y="0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2.649cm" svg:height="2.752cm" svg:x="1.692cm" svg:y="0.635cm" presentation:class="title" presentation:placeholder="true">
        <draw:text-box/>
      </draw:frame>
      <draw:frame presentation:style-name="Title7-outline1" draw:layer="backgroundobjects" svg:width="22.648cm" svg:height="12.572cm" svg:x="1.702cm" svg:y="4.445cm" presentation:class="outline" presentation:placeholder="true">
        <draw:text-box/>
      </draw:frame>
      <draw:frame presentation:style-name="Mpr33" draw:text-style-name="MP10" draw:layer="backgroundobjects" svg:width="6.139cm" svg:height="1.014cm" svg:x="18.202cm" svg:y="17.357cm" presentation:class="date-time">
        <draw:text-box>
          <text:list text:style-name="ML5">
            <text:list-header>
              <text:p/>
            </text:list-header>
          </text:list>
        </draw:text-box>
      </draw:frame>
      <draw:frame presentation:style-name="Mpr34" draw:text-style-name="MP12" draw:layer="backgroundobjects" svg:width="15.483cm" svg:height="1.014cm" svg:x="1.269cm" svg:y="17.357cm" presentation:class="footer">
        <draw:text-box>
          <text:list text:style-name="ML5">
            <text:list-header>
              <text:p text:style-name="MP11"/>
            </text:list-header>
          </text:list>
        </draw:text-box>
      </draw:frame>
      <draw:frame presentation:style-name="Mpr35" draw:text-style-name="MP13" draw:layer="backgroundobjects" svg:width="1.482cm" svg:height="0.679cm" draw:transform="rotate (-1.5707963267949) translate (17.718cm 0cm)" presentation:class="page-number">
        <draw:text-box>
          <text:list text:style-name="ML4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6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36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Title7-title" draw:layer="backgroundobjects" svg:width="12.7cm" svg:height="9.525cm" svg:x="3.175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37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7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name="Rectangle 6" draw:style-name="Mgr28" draw:text-style-name="MP6" draw:layer="backgroundobjects" svg:width="25.4cm" svg:height="0.886cm" svg:x="0cm" svg:y="3.431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29" draw:text-style-name="MP7" draw:layer="backgroundobjects" svg:width="1.482cm" svg:height="0.635cm" svg:x="0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30" draw:text-style-name="MP8" draw:layer="backgroundobjects" svg:width="23.76cm" svg:height="0.635cm" svg:x="1.64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8-title" draw:layer="backgroundobjects" svg:width="22.649cm" svg:height="2.752cm" svg:x="1.692cm" svg:y="0.635cm" presentation:class="title" presentation:placeholder="true">
        <draw:text-box/>
      </draw:frame>
      <draw:frame presentation:style-name="Title8-outline1" draw:layer="backgroundobjects" svg:width="22.648cm" svg:height="12.572cm" svg:x="1.702cm" svg:y="4.445cm" presentation:class="outline" presentation:placeholder="true">
        <draw:text-box/>
      </draw:frame>
      <draw:frame presentation:style-name="Mpr38" draw:text-style-name="MP10" draw:layer="backgroundobjects" svg:width="5.927cm" svg:height="1.323cm" svg:x="1.269cm" svg:y="17.347cm" presentation:class="date-time">
        <draw:text-box>
          <text:list text:style-name="ML5">
            <text:list-header>
              <text:p/>
            </text:list-header>
          </text:list>
        </draw:text-box>
      </draw:frame>
      <draw:frame presentation:style-name="Mpr39" draw:text-style-name="MP12" draw:layer="backgroundobjects" svg:width="8.044cm" svg:height="1.323cm" svg:x="8.678cm" svg:y="17.347cm" presentation:class="footer">
        <draw:text-box>
          <text:list text:style-name="ML5">
            <text:list-header>
              <text:p text:style-name="MP11"/>
            </text:list-header>
          </text:list>
        </draw:text-box>
      </draw:frame>
      <draw:frame presentation:style-name="Mpr40" draw:text-style-name="MP13" draw:layer="backgroundobjects" svg:width="5.927cm" svg:height="1.323cm" svg:x="18.202cm" svg:y="17.347cm" presentation:class="page-number">
        <draw:text-box>
          <text:list text:style-name="ML4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1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1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Title8-title" draw:layer="backgroundobjects" svg:width="12.7cm" svg:height="9.525cm" svg:x="3.175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42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2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name="Rectangle 6" draw:style-name="Mgr31" draw:text-style-name="MP6" draw:layer="backgroundobjects" svg:width="25.4cm" svg:height="0.886cm" svg:x="0cm" svg:y="3.431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32" draw:text-style-name="MP7" draw:layer="backgroundobjects" svg:width="1.482cm" svg:height="0.635cm" svg:x="0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33" draw:text-style-name="MP8" draw:layer="backgroundobjects" svg:width="23.76cm" svg:height="0.635cm" svg:x="1.64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9-title" draw:layer="backgroundobjects" svg:width="22.649cm" svg:height="2.752cm" svg:x="1.692cm" svg:y="0.635cm" presentation:class="title" presentation:placeholder="true">
        <draw:text-box/>
      </draw:frame>
      <draw:frame presentation:style-name="Title9-outline1" draw:layer="backgroundobjects" svg:width="22.648cm" svg:height="12.572cm" svg:x="1.702cm" svg:y="4.445cm" presentation:class="outline" presentation:placeholder="true">
        <draw:text-box/>
      </draw:frame>
      <draw:frame presentation:style-name="Mpr43" draw:text-style-name="MP10" draw:layer="backgroundobjects" svg:width="5.927cm" svg:height="1.323cm" svg:x="1.269cm" svg:y="17.347cm" presentation:class="date-time">
        <draw:text-box>
          <text:list text:style-name="ML5">
            <text:list-header>
              <text:p/>
            </text:list-header>
          </text:list>
        </draw:text-box>
      </draw:frame>
      <draw:frame presentation:style-name="Mpr44" draw:text-style-name="MP12" draw:layer="backgroundobjects" svg:width="8.044cm" svg:height="1.323cm" svg:x="8.678cm" svg:y="17.347cm" presentation:class="footer">
        <draw:text-box>
          <text:list text:style-name="ML5">
            <text:list-header>
              <text:p text:style-name="MP11"/>
            </text:list-header>
          </text:list>
        </draw:text-box>
      </draw:frame>
      <draw:frame presentation:style-name="Mpr45" draw:text-style-name="MP13" draw:layer="backgroundobjects" svg:width="5.927cm" svg:height="1.323cm" svg:x="18.202cm" svg:y="17.347cm" presentation:class="page-number">
        <draw:text-box>
          <text:list text:style-name="ML4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6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6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Title9-title" draw:layer="backgroundobjects" svg:width="12.7cm" svg:height="9.525cm" svg:x="3.175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47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7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custom-shape draw:name="Rectangle 6" draw:style-name="Mgr34" draw:text-style-name="MP6" draw:layer="backgroundobjects" svg:width="25.4cm" svg:height="0.886cm" svg:x="0cm" svg:y="3.431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35" draw:text-style-name="MP7" draw:layer="backgroundobjects" svg:width="1.482cm" svg:height="0.635cm" svg:x="0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36" draw:text-style-name="MP8" draw:layer="backgroundobjects" svg:width="23.76cm" svg:height="0.635cm" svg:x="1.64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0-title" draw:layer="backgroundobjects" svg:width="22.649cm" svg:height="2.752cm" svg:x="1.692cm" svg:y="0.635cm" presentation:class="title" presentation:placeholder="true">
        <draw:text-box/>
      </draw:frame>
      <draw:frame presentation:style-name="Title10-outline1" draw:layer="backgroundobjects" svg:width="22.648cm" svg:height="12.572cm" svg:x="1.702cm" svg:y="4.445cm" presentation:class="outline" presentation:placeholder="true">
        <draw:text-box/>
      </draw:frame>
      <draw:frame presentation:style-name="Mpr48" draw:text-style-name="MP10" draw:layer="backgroundobjects" svg:width="5.927cm" svg:height="1.323cm" svg:x="1.269cm" svg:y="17.347cm" presentation:class="date-time">
        <draw:text-box>
          <text:list text:style-name="ML5">
            <text:list-header>
              <text:p/>
            </text:list-header>
          </text:list>
        </draw:text-box>
      </draw:frame>
      <draw:frame presentation:style-name="Mpr49" draw:text-style-name="MP12" draw:layer="backgroundobjects" svg:width="8.044cm" svg:height="1.323cm" svg:x="8.678cm" svg:y="17.347cm" presentation:class="footer">
        <draw:text-box>
          <text:list text:style-name="ML5">
            <text:list-header>
              <text:p text:style-name="MP11"/>
            </text:list-header>
          </text:list>
        </draw:text-box>
      </draw:frame>
      <draw:frame presentation:style-name="Mpr50" draw:text-style-name="MP13" draw:layer="backgroundobjects" svg:width="5.927cm" svg:height="1.323cm" svg:x="18.202cm" svg:y="17.347cm" presentation:class="page-number">
        <draw:text-box>
          <text:list text:style-name="ML4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51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1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1"><presentation:date-time/></text:span></text:p>
              </text:list-header>
            </text:list>
          </draw:text-box>
        </draw:frame>
        <draw:page-thumbnail presentation:style-name="Title10-title" draw:layer="backgroundobjects" svg:width="12.7cm" svg:height="9.525cm" svg:x="3.175cm" svg:y="1.904cm" presentation:class="page"/>
        <draw:frame presentation:style-name="Title10-notes" draw:layer="backgroundobjects" svg:width="15.24cm" svg:height="11.43cm" svg:x="1.905cm" svg:y="12.065cm" presentation:class="notes" presentation:placeholder="true">
          <draw:text-box/>
        </draw:frame>
        <draw:frame presentation:style-name="Mpr52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2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raffic Flow Models as it Relates to Ordinary Differential Equations</dc:title>
    <meta:initial-creator>d-libcat</meta:initial-creator>
    <meta:creation-date>2010-11-30T19:17:36.848000000</meta:creation-date>
    <dc:date>2017-04-29T15:12:03.203461636</dc:date>
    <meta:editing-cycles>68</meta:editing-cycles>
    <meta:editing-duration>PT7H31M40S</meta:editing-duration>
    <meta:document-statistic meta:object-count="365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frac>
            <mrow>
              <msup>
                <mi>d</mi>
                <mstyle mathsize="8pt">
                  <mn>2</mn>
                </mstyle>
              </msup>
              <msub>
                <mi>x</mi>
                <mstyle mathsize="8pt">
                  <mn>1</mn>
                </mstyle>
              </msub>
            </mrow>
            <mstyle mathvariant="italic">
              <msup>
                <mtext>dt</mtext>
                <mstyle mathsize="8pt">
                  <mn>2</mn>
                </mstyle>
              </msup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tyle mathvariant="italic">
            <mtext>βτ</mtext>
          </mstyle>
          <mfrac>
            <mstyle mathvariant="italic">
              <msub>
                <mtext>dx</mtext>
                <mstyle mathsize="8pt">
                  <mn>1</mn>
                </mstyle>
              </msub>
            </mstyle>
            <mstyle mathvariant="italic">
              <mtext>dt</mtext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ub>
            <mi mathvariant="italic">βx</mi>
            <mstyle mathsize="8pt">
              <mn>1</mn>
            </mstyle>
          </msub>
          <msub>
            <mstyle mathsize="24pt">
              <mrow>
                <mrow/>
                <mo stretchy="false">=</mo>
                <mrow/>
              </mrow>
            </mstyle>
            <mrow/>
          </msub>
          <msub>
            <mi mathvariant="italic">βx</mi>
            <mstyle mathsize="8pt">
              <mn>0</mn>
            </mstyle>
          </msub>
        </mrow>
      </mstyle>
      <mrow/>
    </mrow>
    <annotation encoding="StarMath 5.0"> size 12{ {  {d rSup { size 8{2} } x rSub { size 8{1} } }  over  { ital "dt" rSup { size 8{2} } } }  { size 24{+{}} }  rSup {}  ital "βτ" {  { ital "dx" rSub { size 8{1} } }  over  { ital "dt"} }  { size 24{+{}} }  rSup {} βx rSub { size 8{1} }  { size 24{ {}={}} }  rSub {} βx rSub { size 8{0} } } {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frac>
              <mrow>
                <msup>
                  <mi>d</mi>
                  <mstyle mathsize="8pt">
                    <mn>2</mn>
                  </mstyle>
                </msup>
                <msub>
                  <mi>x</mi>
                  <mstyle mathsize="8pt">
                    <mn>1</mn>
                  </mstyle>
                </msub>
                <mo stretchy="false">(</mo>
                <mi>t</mi>
                <mo stretchy="false">)</mo>
              </mrow>
              <mstyle mathvariant="italic">
                <msup>
                  <mtext>dt</mtext>
                  <mstyle mathsize="8pt">
                    <mn>2</mn>
                  </mstyle>
                </msup>
              </mstyle>
            </mfrac>
            <mo stretchy="false">+</mo>
            <msub>
              <mi mathvariant="italic">βx</mi>
              <mstyle mathsize="8pt">
                <mn>1</mn>
              </mstyle>
            </msub>
          </mrow>
          <mo stretchy="false">(</mo>
          <mi>t</mi>
          <mrow>
            <mo stretchy="false">)</mo>
            <mo stretchy="false">+</mo>
            <mstyle mathvariant="italic">
              <mtext>βτ</mtext>
            </mstyle>
          </mrow>
          <mrow>
            <mfrac>
              <mrow>
                <mstyle mathvariant="italic">
                  <msub>
                    <mtext>dx</mtext>
                    <mstyle mathsize="8pt">
                      <mn>1</mn>
                    </mstyle>
                  </msub>
                </mstyle>
                <mo stretchy="false">(</mo>
                <mi>t</mi>
                <mo stretchy="false">)</mo>
              </mrow>
              <mstyle mathvariant="italic">
                <mtext>dt</mtext>
              </mstyle>
            </mfrac>
            <mo stretchy="false">=</mo>
            <msub>
              <mi mathvariant="italic">βx</mi>
              <mstyle mathsize="8pt">
                <mn>0</mn>
              </mstyle>
            </msub>
          </mrow>
          <mo stretchy="false">(</mo>
          <mi>t</mi>
          <mo stretchy="false">)</mo>
        </mrow>
      </mstyle>
      <mrow/>
    </mrow>
    <annotation encoding="StarMath 5.0"> size 12{ {  {d rSup { size 8{2} } x rSub { size 8{1} }  \( t \) }  over  { ital "dt" rSup { size 8{2} } } } +βx rSub { size 8{1} }  \( t \) + ital "βτ" {  { ital "dx" rSub { size 8{1} }  \( t \) }  over  { ital "dt"} } =βx rSub { size 8{0} }  \( t \) } {}</annotation>
  </semantics>
</math>
</file>

<file path=Object 11/content.xml><?xml version="1.0" encoding="utf-8"?>
<math xmlns="http://www.w3.org/1998/Math/MathML" display="block">
  <semantics>
    <mrow>
      <mstyle mathsize="12pt">
        <mrow>
          <mfrac>
            <mrow>
              <msup>
                <mi>d</mi>
                <mstyle mathsize="8pt">
                  <mn>2</mn>
                </mstyle>
              </msup>
              <msub>
                <mi>x</mi>
                <mstyle mathsize="8pt">
                  <mn>1</mn>
                </mstyle>
              </msub>
            </mrow>
            <mstyle mathvariant="italic">
              <msup>
                <mtext>dt</mtext>
                <mstyle mathsize="8pt">
                  <mn>2</mn>
                </mstyle>
              </msup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tyle mathvariant="italic">
            <mtext>βτ</mtext>
          </mstyle>
          <mfrac>
            <mstyle mathvariant="italic">
              <msub>
                <mtext>dx</mtext>
                <mstyle mathsize="8pt">
                  <mn>1</mn>
                </mstyle>
              </msub>
            </mstyle>
            <mstyle mathvariant="italic">
              <mtext>dt</mtext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ub>
            <mi mathvariant="italic">βx</mi>
            <mstyle mathsize="8pt">
              <mn>1</mn>
            </mstyle>
          </msub>
          <msub>
            <mstyle mathsize="24pt">
              <mrow>
                <mrow/>
                <mo stretchy="false">=</mo>
                <mrow/>
              </mrow>
            </mstyle>
            <mrow/>
          </msub>
          <msub>
            <mi mathvariant="italic">βx</mi>
            <mstyle mathsize="8pt">
              <mn>0</mn>
            </mstyle>
          </msub>
        </mrow>
      </mstyle>
      <mrow/>
    </mrow>
    <annotation encoding="StarMath 5.0"> size 12{ {  {d rSup { size 8{2} } x rSub { size 8{1} } }  over  { ital "dt" rSup { size 8{2} } } }  { size 24{+{}} }  rSup {}  ital "βτ" {  { ital "dx" rSub { size 8{1} } }  over  { ital "dt"} }  { size 24{+{}} }  rSup {} βx rSub { size 8{1} }  { size 24{ {}={}} }  rSub {} βx rSub { size 8{0} } } {}</annotation>
  </semantics>
</math>
</file>

<file path=Object 12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13/content.xml><?xml version="1.0" encoding="utf-8"?>
<math xmlns="http://www.w3.org/1998/Math/MathML" display="block">
  <semantics>
    <mrow>
      <mstyle mathsize="12pt">
        <mrow>
          <mrow/>
          <mrow/>
        </mrow>
      </mstyle>
      <mrow/>
    </mrow>
    <annotation encoding="StarMath 5.0"> size 12{ &gt;= {}} {}</annotation>
  </semantics>
</math>
</file>

<file path=Object 14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15/content.xml><?xml version="1.0" encoding="utf-8"?>
<math xmlns="http://www.w3.org/1998/Math/MathML" display="block">
  <semantics>
    <mrow>
      <mstyle mathsize="12pt">
        <mrow>
          <mfrac>
            <mrow>
              <mstyle mathvariant="italic">
                <msub>
                  <mtext>dx</mtext>
                  <mstyle mathsize="8pt">
                    <mn>1</mn>
                  </mstyle>
                </msub>
              </mstyle>
              <mrow>
                <mo fence="true" stretchy="true">(</mo>
                <mrow>
                  <mn>0</mn>
                </mrow>
                <mo fence="true" stretchy="true">)</mo>
              </mrow>
            </mrow>
            <mstyle mathvariant="italic">
              <mtext>dt</mtext>
            </mstyle>
          </mfrac>
          <msup>
            <mstyle mathsize="24pt">
              <mrow>
                <mrow/>
                <mo stretchy="false">=</mo>
                <mrow/>
              </mrow>
            </mstyle>
            <mrow/>
          </msup>
          <mi>U</mi>
        </mrow>
      </mstyle>
      <mrow/>
    </mrow>
    <annotation encoding="StarMath 5.0"> size 12{ {  { ital "dx" rSub { size 8{1} }  left (0 right )}  over  { ital "dt"} }  { size 24{ {}={}} }  rSup {} U} {}</annotation>
  </semantics>
</math>
</file>

<file path=Object 16/content.xml><?xml version="1.0" encoding="utf-8"?>
<math xmlns="http://www.w3.org/1998/Math/MathML" display="block">
  <semantics>
    <mrow>
      <mstyle mathsize="12pt">
        <mrow>
          <mi>x</mi>
          <mo stretchy="false">(</mo>
          <mn>0</mn>
          <mrow>
            <mo stretchy="false">)</mo>
            <mo stretchy="false">=</mo>
            <mn>0</mn>
          </mrow>
        </mrow>
      </mstyle>
      <mrow/>
    </mrow>
    <annotation encoding="StarMath 5.0"> size 12{x \( 0 \) =0} {}</annotation>
  </semantics>
</math>
</file>

<file path=Object 17/content.xml><?xml version="1.0" encoding="utf-8"?>
<math xmlns="http://www.w3.org/1998/Math/MathML" display="block">
  <semantics>
    <mrow>
      <mstyle mathsize="12pt">
        <mrow>
          <mfrac>
            <mrow>
              <msup>
                <mi>d</mi>
                <mstyle mathsize="8pt">
                  <mn>2</mn>
                </mstyle>
              </msup>
              <msub>
                <mi>x</mi>
                <mstyle mathsize="8pt">
                  <mn>1</mn>
                </mstyle>
              </msub>
            </mrow>
            <mstyle mathvariant="italic">
              <msup>
                <mtext>dt</mtext>
                <mstyle mathsize="8pt">
                  <mn>2</mn>
                </mstyle>
              </msup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tyle mathvariant="italic">
            <mtext>βτ</mtext>
          </mstyle>
          <mfrac>
            <mstyle mathvariant="italic">
              <msub>
                <mtext>dx</mtext>
                <mstyle mathsize="8pt">
                  <mn>1</mn>
                </mstyle>
              </msub>
            </mstyle>
            <mstyle mathvariant="italic">
              <mtext>dt</mtext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ub>
            <mi mathvariant="italic">βx</mi>
            <mstyle mathsize="8pt">
              <mn>1</mn>
            </mstyle>
          </msub>
          <msub>
            <mstyle mathsize="24pt">
              <mrow>
                <mrow/>
                <mo stretchy="false">=</mo>
                <mrow/>
              </mrow>
            </mstyle>
            <mrow/>
          </msub>
          <mi mathvariant="italic">βD</mi>
        </mrow>
      </mstyle>
      <mrow/>
    </mrow>
    <annotation encoding="StarMath 5.0"> size 12{ {  {d rSup { size 8{2} } x rSub { size 8{1} } }  over  { ital "dt" rSup { size 8{2} } } }  { size 24{+{}} }  rSup {}  ital "βτ" {  { ital "dx" rSub { size 8{1} } }  over  { ital "dt"} }  { size 24{+{}} }  rSup {} βx rSub { size 8{1} }  { size 24{ {}={}} }  rSub {} βD} {}</annotation>
  </semantics>
</math>
</file>

<file path=Object 18/content.xml><?xml version="1.0" encoding="utf-8"?>
<math xmlns="http://www.w3.org/1998/Math/MathML" display="block">
  <semantics>
    <mrow>
      <mstyle mathsize="12pt">
        <mrow>
          <mfrac>
            <mrow>
              <msup>
                <mi>d</mi>
                <mstyle mathsize="8pt">
                  <mn>2</mn>
                </mstyle>
              </msup>
              <msub>
                <mi>x</mi>
                <mstyle mathsize="8pt">
                  <mn>1</mn>
                </mstyle>
              </msub>
            </mrow>
            <mstyle mathvariant="italic">
              <msup>
                <mtext>dt</mtext>
                <mstyle mathsize="8pt">
                  <mn>2</mn>
                </mstyle>
              </msup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tyle mathvariant="italic">
            <mtext>βτ</mtext>
          </mstyle>
          <mfrac>
            <mstyle mathvariant="italic">
              <msub>
                <mtext>dx</mtext>
                <mstyle mathsize="8pt">
                  <mn>1</mn>
                </mstyle>
              </msub>
            </mstyle>
            <mstyle mathvariant="italic">
              <mtext>dt</mtext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i>β</mi>
          <msub>
            <mstyle mathsize="24pt">
              <mi>x</mi>
            </mstyle>
            <mstyle mathsize="8pt">
              <mn>1</mn>
            </mstyle>
          </msub>
          <msub>
            <mstyle mathsize="24pt">
              <mrow>
                <mrow/>
                <mo stretchy="false">=</mo>
                <mrow/>
              </mrow>
            </mstyle>
            <mrow/>
          </msub>
          <mn>0</mn>
        </mrow>
      </mstyle>
      <mrow/>
    </mrow>
    <annotation encoding="StarMath 5.0"> size 12{ {  {d rSup { size 8{2} } x rSub { size 8{1} } }  over  { ital "dt" rSup { size 8{2} } } }  { size 24{+{}} }  rSup {}  ital "βτ" {  { ital "dx" rSub { size 8{1} } }  over  { ital "dt"} }  { size 24{+{}} }  rSup {} β { size 24{x} }  rSub { size 8{1} }  { size 24{ {}={}} }  rSub {} 0} {}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1</mn>
            </mstyle>
          </msub>
          <mo stretchy="false">(</mo>
          <mi>t</mi>
          <mo stretchy="false">)</mo>
          <msub>
            <mstyle mathsize="24pt">
              <mrow>
                <mrow/>
                <mo stretchy="false">=</mo>
                <mrow/>
              </mrow>
            </mstyle>
            <mrow/>
          </msub>
          <msup>
            <mi>e</mi>
            <mstyle mathsize="8pt">
              <mstyle mathvariant="italic">
                <mtext>st</mtext>
              </mstyle>
            </mstyle>
          </msup>
        </mrow>
      </mstyle>
      <mrow/>
    </mrow>
    <annotation encoding="StarMath 5.0"> size 12{x rSub { size 8{1} }  \( t \)  { size 24{ {}={}} }  rSub {} e rSup { size 8{ ital "st"} } } {}</annotation>
  </semantics>
</math>
</file>

<file path=Object 2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20/content.xml><?xml version="1.0" encoding="utf-8"?>
<math xmlns="http://www.w3.org/1998/Math/MathML" display="block">
  <semantics>
    <mrow>
      <mstyle mathsize="12pt">
        <mrow>
          <mfrac>
            <mrow>
              <msup>
                <mi>d</mi>
                <mstyle mathsize="8pt">
                  <mn>2</mn>
                </mstyle>
              </msup>
              <msub>
                <mi>x</mi>
                <mstyle mathsize="8pt">
                  <mn>1</mn>
                </mstyle>
              </msub>
            </mrow>
            <mstyle mathvariant="italic">
              <msup>
                <mtext>dt</mtext>
                <mstyle mathsize="8pt">
                  <mn>2</mn>
                </mstyle>
              </msup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tyle mathvariant="italic">
            <mtext>βτ</mtext>
          </mstyle>
          <mfrac>
            <mstyle mathvariant="italic">
              <msub>
                <mtext>dx</mtext>
                <mstyle mathsize="8pt">
                  <mn>1</mn>
                </mstyle>
              </msub>
            </mstyle>
            <mstyle mathvariant="italic">
              <mtext>dt</mtext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ub>
            <mi mathvariant="italic">βx</mi>
            <mstyle mathsize="8pt">
              <mn>1</mn>
            </mstyle>
          </msub>
          <msub>
            <mstyle mathsize="24pt">
              <mrow>
                <mrow/>
                <mo stretchy="false">=</mo>
                <mrow/>
              </mrow>
            </mstyle>
            <mrow/>
          </msub>
        </mrow>
      </mstyle>
      <mrow/>
    </mrow>
    <annotation encoding="StarMath 5.0"> size 12{ {  {d rSup { size 8{2} } x rSub { size 8{1} } }  over  { ital "dt" rSup { size 8{2} } } }  { size 24{+{}} }  rSup {}  ital "βτ" {  { ital "dx" rSub { size 8{1} } }  over  { ital "dt"} }  { size 24{+{}} }  rSup {} βx rSub { size 8{1} }  { size 24{ {}={}} }  rSub {} } {}</annotation>
  </semantics>
</math>
</file>

<file path=Object 21/content.xml><?xml version="1.0" encoding="utf-8"?>
<math xmlns="http://www.w3.org/1998/Math/MathML" display="block">
  <semantics>
    <mrow>
      <mstyle mathsize="12pt">
        <mrow>
          <mfrac>
            <mrow>
              <msup>
                <mi>d</mi>
                <mstyle mathsize="8pt">
                  <mn>2</mn>
                </mstyle>
              </msup>
              <mo stretchy="false">(</mo>
              <msup>
                <mi>e</mi>
                <mstyle mathsize="8pt">
                  <mstyle mathvariant="italic">
                    <mtext>st</mtext>
                  </mstyle>
                </mstyle>
              </msup>
              <mo stretchy="false">)</mo>
            </mrow>
            <mstyle mathvariant="italic">
              <msup>
                <mtext>dt</mtext>
                <mstyle mathsize="8pt">
                  <mn>2</mn>
                </mstyle>
              </msup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tyle mathvariant="italic">
            <mtext>βτ</mtext>
          </mstyle>
          <mfrac>
            <mrow>
              <mi>d</mi>
              <mo stretchy="false">(</mo>
              <msup>
                <mi>e</mi>
                <mstyle mathsize="8pt">
                  <mstyle mathvariant="italic">
                    <mtext>st</mtext>
                  </mstyle>
                </mstyle>
              </msup>
              <mo stretchy="false">)</mo>
            </mrow>
            <mstyle mathvariant="italic">
              <mtext>dt</mtext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i>β</mi>
          <mo stretchy="false">(</mo>
          <msup>
            <mi>e</mi>
            <mstyle mathsize="8pt">
              <mstyle mathvariant="italic">
                <mtext>st</mtext>
              </mstyle>
            </mstyle>
          </msup>
          <mo stretchy="false">)</mo>
        </mrow>
      </mstyle>
      <mrow/>
    </mrow>
    <annotation encoding="StarMath 5.0"> size 12{ {  {d rSup { size 8{2} }  \( e rSup { size 8{ ital "st"} }  \) }  over  { ital "dt" rSup { size 8{2} } } }  { size 24{+{}} }  rSup {}  ital "βτ" {  {d \( e rSup { size 8{ ital "st"} }  \) }  over  { ital "dt"} }  { size 24{+{}} }  rSup {} β \( e rSup { size 8{ ital "st"} }  \) } {}</annotation>
  </semantics>
</math>
</file>

<file path=Object 22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sup>
              <mi>s</mi>
              <mstyle mathsize="8pt">
                <mn>2</mn>
              </mstyle>
            </msup>
          </mrow>
          <mrow>
            <msup>
              <mi>e</mi>
              <mstyle mathsize="8pt">
                <mstyle mathvariant="italic">
                  <mtext>st</mtext>
                </mstyle>
              </mstyle>
            </msup>
            <mo stretchy="false">+</mo>
            <mstyle mathvariant="italic">
              <mtext>βτ</mtext>
            </mstyle>
          </mrow>
          <mrow>
            <mstyle mathvariant="italic">
              <msup>
                <mtext>se</mtext>
                <mstyle mathsize="8pt">
                  <mstyle mathvariant="italic">
                    <mtext>st</mtext>
                  </mstyle>
                </mstyle>
              </msup>
            </mstyle>
            <mo stretchy="false">+</mo>
            <msup>
              <mi mathvariant="italic">βe</mi>
              <mstyle mathsize="8pt">
                <mstyle mathvariant="italic">
                  <mtext>st</mtext>
                </mstyle>
              </mstyle>
            </msup>
          </mrow>
        </mrow>
      </mstyle>
      <mrow/>
    </mrow>
    <annotation encoding="StarMath 5.0"> size 12{ {}=s rSup { size 8{2} } e rSup { size 8{ ital "st"} } + ital "βτ" ital "se" rSup { size 8{ ital "st"} } +βe rSup { size 8{ ital "st"} } 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o stretchy="false">(</mo>
          </mrow>
          <mrow>
            <msup>
              <mi>s</mi>
              <mstyle mathsize="8pt">
                <mn>2</mn>
              </mstyle>
            </msup>
            <mo stretchy="false">+</mo>
            <mstyle mathvariant="italic">
              <mtext>βτ</mtext>
            </mstyle>
          </mrow>
          <mrow>
            <mi>s</mi>
            <mo stretchy="false">+</mo>
            <mi>β</mi>
          </mrow>
          <mo stretchy="false">)</mo>
          <msup>
            <mi>e</mi>
            <mstyle mathsize="8pt">
              <mstyle mathvariant="italic">
                <mtext>st</mtext>
              </mstyle>
            </mstyle>
          </msup>
        </mrow>
      </mstyle>
      <mrow/>
    </mrow>
    <annotation encoding="StarMath 5.0"> size 12{ {}= \( s rSup { size 8{2} } + ital "βτ"s+β \) e rSup { size 8{ ital "st"} } } {}</annotation>
  </semantics>
</math>
</file>

<file path=Object 24/content.xml><?xml version="1.0" encoding="utf-8"?>
<math xmlns="http://www.w3.org/1998/Math/MathML" display="block">
  <semantics>
    <mrow>
      <mstyle mathsize="12pt">
        <msup>
          <mi>e</mi>
          <mstyle mathsize="8pt">
            <mstyle mathvariant="italic">
              <mtext>st</mtext>
            </mstyle>
          </mstyle>
        </msup>
      </mstyle>
      <mrow/>
    </mrow>
    <annotation encoding="StarMath 5.0"> size 12{e rSup { size 8{ ital "st"} } 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n>0</mn>
            <mo stretchy="false">=</mo>
            <mo stretchy="false">(</mo>
          </mrow>
          <mrow>
            <msup>
              <mi>s</mi>
              <mstyle mathsize="8pt">
                <mn>2</mn>
              </mstyle>
            </msup>
            <mo stretchy="false">+</mo>
            <mstyle mathvariant="italic">
              <mtext>βτ</mtext>
            </mstyle>
          </mrow>
          <mrow>
            <mi>s</mi>
            <mo stretchy="false">+</mo>
            <mi>β</mi>
          </mrow>
          <mo stretchy="false">)</mo>
        </mrow>
      </mstyle>
      <mrow/>
    </mrow>
    <annotation encoding="StarMath 5.0"> size 12{0= \( s rSup { size 8{2} } + ital "βτ"s+β \) 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n>1</mn>
            </mstyle>
          </msub>
          <mo stretchy="false">=</mo>
          <mfrac>
            <mrow>
              <mrow>
                <mo stretchy="false">−</mo>
                <mstyle mathvariant="italic">
                  <mtext>βτ</mtext>
                </mstyle>
              </mrow>
              <mo stretchy="false">+</mo>
              <msqrt>
                <mrow>
                  <mi>β</mi>
                  <mrow>
                    <mo fence="true" stretchy="true">(</mo>
                    <mrow>
                      <mrow>
                        <mstyle mathvariant="italic">
                          <msup>
                            <mtext>βτ</mtext>
                            <mstyle mathsize="8pt">
                              <mn>2</mn>
                            </mstyle>
                          </msup>
                        </mstyle>
                        <mo stretchy="false">−</mo>
                        <mn>4</mn>
                      </mrow>
                    </mrow>
                    <mo fence="true" stretchy="true">)</mo>
                  </mrow>
                </mrow>
              </msqrt>
            </mrow>
            <mn>2</mn>
          </mfrac>
        </mrow>
      </mstyle>
      <mrow/>
    </mrow>
    <annotation encoding="StarMath 5.0"> size 12{r rSub { size 8{1} } = {  { -  ital "βτ"+ sqrt {β left ( ital "βτ" rSup { size 8{2} }  - 4 right )} }  over  {2} } } {}</annotation>
  </semantics>
</math>
</file>

<file path=Object 27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n>2</mn>
            </mstyle>
          </msub>
          <mo stretchy="false">=</mo>
          <mfrac>
            <mrow>
              <mrow>
                <mo stretchy="false">−</mo>
                <mstyle mathvariant="italic">
                  <mtext>βτ</mtext>
                </mstyle>
              </mrow>
              <mo stretchy="false">−</mo>
              <msqrt>
                <mrow>
                  <mi>β</mi>
                  <mrow>
                    <mo fence="true" stretchy="true">(</mo>
                    <mrow>
                      <mrow>
                        <mstyle mathvariant="italic">
                          <msup>
                            <mtext>βτ</mtext>
                            <mstyle mathsize="8pt">
                              <mn>2</mn>
                            </mstyle>
                          </msup>
                        </mstyle>
                        <mo stretchy="false">−</mo>
                        <mn>4</mn>
                      </mrow>
                    </mrow>
                    <mo fence="true" stretchy="true">)</mo>
                  </mrow>
                </mrow>
              </msqrt>
            </mrow>
            <mn>2</mn>
          </mfrac>
        </mrow>
      </mstyle>
      <mrow/>
    </mrow>
    <annotation encoding="StarMath 5.0"> size 12{r rSub { size 8{2} } = {  { -  ital "βτ" -  sqrt {β left ( ital "βτ" rSup { size 8{2} }  - 4 right )} }  over  {2} } } {}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i>p</mi>
              </mstyle>
            </msub>
            <mo stretchy="false">=</mo>
            <mi>β</mi>
          </mrow>
          <mstyle mathvariant="italic">
            <mtext>DA</mtext>
          </mstyle>
        </mrow>
      </mstyle>
      <mrow/>
    </mrow>
    <annotation encoding="StarMath 5.0"> size 12{x rSub { size 8{p} } =β ital "DA"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sub>
              <mi>c</mi>
              <mstyle mathsize="8pt">
                <mn>1</mn>
              </mstyle>
            </msub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row>
            <mstyle mathvariant="italic">
              <msup>
                <mtext>te</mtext>
                <mstyle mathsize="8pt">
                  <mstyle mathvariant="italic">
                    <mtext>rt</mtext>
                  </mstyle>
                </mstyle>
              </msup>
            </mstyle>
            <mo stretchy="false">+</mo>
            <mi>β</mi>
          </mrow>
          <mstyle mathvariant="italic">
            <mtext>DA</mtext>
          </mstyle>
        </mrow>
      </mstyle>
      <mrow/>
    </mrow>
    <annotation encoding="StarMath 5.0"> size 12{x=c rSub { size 8{1} } e rSup { size 8{ ital "rt"} } +c rSub { size 8{2} }  ital "te" rSup { size 8{ ital "rt"} } +β ital "DA"} {}</annotation>
  </semantics>
</math>
</file>

<file path=Object 3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i>h</mi>
              </mstyle>
            </msub>
            <mo stretchy="false">=</mo>
            <msub>
              <mi>c</mi>
              <mstyle mathsize="8pt">
                <mn>1</mn>
              </mstyle>
            </msub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style mathvariant="italic">
            <msup>
              <mtext>te</mtext>
              <mstyle mathsize="8pt">
                <mstyle mathvariant="italic">
                  <mtext>rt</mtext>
                </mstyle>
              </mstyle>
            </msup>
          </mstyle>
        </mrow>
      </mstyle>
      <mrow/>
    </mrow>
    <annotation encoding="StarMath 5.0"> size 12{x rSub { size 8{h} } =c rSub { size 8{1} } e rSup { size 8{ ital "rt"} } +c rSub { size 8{2} }  ital "te" rSup { size 8{ ital "rt"} } } {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sup>
              <mi>x</mi>
              <mi>'</mi>
            </msup>
            <mo stretchy="false">=</mo>
            <mstyle mathvariant="italic">
              <msub>
                <mtext>rc</mtext>
                <mstyle mathsize="8pt">
                  <mn>1</mn>
                </mstyle>
              </msub>
            </mstyle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style mathvariant="italic">
            <msup>
              <mtext>rte</mtext>
              <mstyle mathsize="8pt">
                <mstyle mathvariant="italic">
                  <mtext>rt</mtext>
                </mstyle>
              </mstyle>
            </msup>
          </mstyle>
        </mrow>
      </mstyle>
      <mrow/>
    </mrow>
    <annotation encoding="StarMath 5.0"> size 12{ { {x}} sup { ' }= ital "rc" rSub { size 8{1} } e rSup { size 8{ ital "rt"} } +c rSub { size 8{2} } e rSup { size 8{ ital "rt"} } +c rSub { size 8{2} }  ital "rte" rSup { size 8{ ital "rt"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sup>
              <mi>x</mi>
              <mrow>
                <mi>'</mi>
                <mi>'</mi>
              </mrow>
            </msup>
            <mo stretchy="false">=</mo>
            <msup>
              <mi>r</mi>
              <mstyle mathsize="8pt">
                <mn>2</mn>
              </mstyle>
            </msup>
          </mrow>
          <msub>
            <mi>c</mi>
            <mstyle mathsize="8pt">
              <mn>1</mn>
            </mstyle>
          </msub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tyle mathvariant="italic">
              <msub>
                <mtext>rc</mtext>
                <mstyle mathsize="8pt">
                  <mn>2</mn>
                </mstyle>
              </msub>
            </mstyle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sup>
            <mi>r</mi>
            <mstyle mathsize="8pt">
              <mn>2</mn>
            </mstyle>
          </msup>
          <mstyle mathvariant="italic">
            <msup>
              <mtext>te</mtext>
              <mstyle mathsize="8pt">
                <mstyle mathvariant="italic">
                  <mtext>rt</mtext>
                </mstyle>
              </mstyle>
            </msup>
          </mstyle>
        </mrow>
      </mstyle>
      <mrow/>
    </mrow>
    <annotation encoding="StarMath 5.0"> size 12{ { {x}} sup { '' }=r rSup { size 8{2} } c rSub { size 8{1} } e rSup { size 8{ ital "rt"} } + ital "rc" rSub { size 8{2} } e rSup { size 8{ ital "rt"} } +c rSub { size 8{2} } r rSup { size 8{2} }  ital "te" rSup { size 8{ ital "rt"} } } {}</annotation>
  </semantics>
</math>
</file>

<file path=Object 33/content.xml><?xml version="1.0" encoding="utf-8"?>
<math xmlns="http://www.w3.org/1998/Math/MathML" display="block">
  <semantics>
    <mrow>
      <mstyle mathsize="12pt">
        <mrow>
          <mfrac>
            <mrow>
              <msup>
                <mi>d</mi>
                <mstyle mathsize="8pt">
                  <mn>2</mn>
                </mstyle>
              </msup>
              <msub>
                <mi>x</mi>
                <mstyle mathsize="8pt">
                  <mn>1</mn>
                </mstyle>
              </msub>
            </mrow>
            <mstyle mathvariant="italic">
              <msup>
                <mtext>dt</mtext>
                <mstyle mathsize="8pt">
                  <mn>2</mn>
                </mstyle>
              </msup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tyle mathvariant="italic">
            <mtext>βτ</mtext>
          </mstyle>
          <mfrac>
            <mstyle mathvariant="italic">
              <msub>
                <mtext>dx</mtext>
                <mstyle mathsize="8pt">
                  <mn>1</mn>
                </mstyle>
              </msub>
            </mstyle>
            <mstyle mathvariant="italic">
              <mtext>dt</mtext>
            </mstyle>
          </mfrac>
          <msup>
            <mstyle mathsize="24pt">
              <mrow>
                <mo stretchy="false">+</mo>
                <mrow/>
              </mrow>
            </mstyle>
            <mrow/>
          </msup>
          <msub>
            <mi mathvariant="italic">βx</mi>
            <mstyle mathsize="8pt">
              <mn>1</mn>
            </mstyle>
          </msub>
          <msub>
            <mstyle mathsize="24pt">
              <mrow>
                <mrow/>
                <mo stretchy="false">=</mo>
                <mrow/>
              </mrow>
            </mstyle>
            <mrow/>
          </msub>
          <mi mathvariant="italic">βD</mi>
        </mrow>
      </mstyle>
      <mrow/>
    </mrow>
    <annotation encoding="StarMath 5.0"> size 12{ {  {d rSup { size 8{2} } x rSub { size 8{1} } }  over  { ital "dt" rSup { size 8{2} } } }  { size 24{+{}} }  rSup {}  ital "βτ" {  { ital "dx" rSub { size 8{1} } }  over  { ital "dt"} }  { size 24{+{}} }  rSup {} βx rSub { size 8{1} }  { size 24{ {}={}} }  rSub {} βD} {}</annotation>
  </semantics>
</math>
</file>

<file path=Object 34/content.xml><?xml version="1.0" encoding="utf-8"?>
<math xmlns="http://www.w3.org/1998/Math/MathML" display="block">
  <semantics>
    <mrow>
      <mstyle mathsize="12pt">
        <mrow>
          <mo stretchy="false">(</mo>
          <msup>
            <mi>r</mi>
            <mstyle mathsize="8pt">
              <mn>2</mn>
            </mstyle>
          </msup>
          <msub>
            <mi>c</mi>
            <mstyle mathsize="8pt">
              <mn>1</mn>
            </mstyle>
          </msub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tyle mathvariant="italic">
              <msub>
                <mtext>rc</mtext>
                <mstyle mathsize="8pt">
                  <mn>2</mn>
                </mstyle>
              </msub>
            </mstyle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sup>
            <mi>r</mi>
            <mstyle mathsize="8pt">
              <mn>2</mn>
            </mstyle>
          </msup>
          <mstyle mathvariant="italic">
            <msup>
              <mtext>te</mtext>
              <mstyle mathsize="8pt">
                <mstyle mathvariant="italic">
                  <mtext>rt</mtext>
                </mstyle>
              </mstyle>
            </msup>
          </mstyle>
          <mrow>
            <mo stretchy="false">)</mo>
            <mo stretchy="false">+</mo>
            <mstyle mathvariant="italic">
              <mtext>βτ</mtext>
            </mstyle>
          </mrow>
          <mo stretchy="false">(</mo>
          <msub>
            <mi>c</mi>
            <mstyle mathsize="8pt">
              <mn>1</mn>
            </mstyle>
          </msub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style mathvariant="italic">
            <msup>
              <mtext>rte</mtext>
              <mstyle mathsize="8pt">
                <mstyle mathvariant="italic">
                  <mtext>rt</mtext>
                </mstyle>
              </mstyle>
            </msup>
          </mstyle>
          <mrow>
            <mo stretchy="false">)</mo>
            <mo stretchy="false">+</mo>
            <mi>β</mi>
          </mrow>
          <mo stretchy="false">(</mo>
          <msub>
            <mi>c</mi>
            <mstyle mathsize="8pt">
              <mn>1</mn>
            </mstyle>
          </msub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row>
            <mstyle mathvariant="italic">
              <msup>
                <mtext>te</mtext>
                <mstyle mathsize="8pt">
                  <mstyle mathvariant="italic">
                    <mtext>rt</mtext>
                  </mstyle>
                </mstyle>
              </msup>
            </mstyle>
            <mo stretchy="false">+</mo>
            <mi>β</mi>
          </mrow>
          <mstyle mathvariant="italic">
            <mtext>DA</mtext>
          </mstyle>
          <mrow>
            <mo stretchy="false">)</mo>
            <mo stretchy="false">=</mo>
            <mi mathvariant="italic">βD</mi>
          </mrow>
        </mrow>
      </mstyle>
      <mrow/>
    </mrow>
    <annotation encoding="StarMath 5.0"> size 12{ \( r rSup { size 8{2} } c rSub { size 8{1} } e rSup { size 8{ ital "rt"} } + ital "rc" rSub { size 8{2} } e rSup { size 8{ ital "rt"} } +c rSub { size 8{2} } r rSup { size 8{2} }  ital "te" rSup { size 8{ ital "rt"} }  \) + ital "βτ" \( c rSub { size 8{1} } e rSup { size 8{ ital "rt"} } +c rSub { size 8{2} } e rSup { size 8{ ital "rt"} } +c rSub { size 8{2} }  ital "rte" rSup { size 8{ ital "rt"} }  \) +β \( c rSub { size 8{1} } e rSup { size 8{ ital "rt"} } +c rSub { size 8{2} }  ital "te" rSup { size 8{ ital "rt"} } +β ital "DA" \) =βD} {}</annotation>
  </semantics>
</math>
</file>

<file path=Object 35/content.xml><?xml version="1.0" encoding="utf-8"?>
<math xmlns="http://www.w3.org/1998/Math/MathML" display="block">
  <semantics>
    <mrow>
      <mstyle mathsize="12pt">
        <mrow>
          <msup>
            <mi>β</mi>
            <mstyle mathsize="8pt">
              <mn>2</mn>
            </mstyle>
          </msup>
          <mrow>
            <mstyle mathvariant="italic">
              <mtext>DA</mtext>
            </mstyle>
            <mo stretchy="false">=</mo>
            <mi mathvariant="italic">βD</mi>
          </mrow>
        </mrow>
      </mstyle>
      <mrow/>
    </mrow>
    <annotation encoding="StarMath 5.0"> size 12{β rSup { size 8{2} }  ital "DA"=βD} {}</annotation>
  </semantics>
</math>
</file>

<file path=Object 36/content.xml><?xml version="1.0" encoding="utf-8"?>
<math xmlns="http://www.w3.org/1998/Math/MathML" display="block">
  <semantics>
    <mrow>
      <mstyle mathsize="12pt">
        <mrow>
          <mfrac>
            <mrow>
              <msup>
                <mi>β</mi>
                <mstyle mathsize="8pt">
                  <mn>2</mn>
                </mstyle>
              </msup>
              <mstyle mathvariant="italic">
                <mtext>DA</mtext>
              </mstyle>
            </mrow>
            <mi mathvariant="italic">βD</mi>
          </mfrac>
          <mo stretchy="false">=</mo>
          <mfrac>
            <mi mathvariant="italic">βD</mi>
            <mi mathvariant="italic">βD</mi>
          </mfrac>
        </mrow>
      </mstyle>
      <mrow/>
    </mrow>
    <annotation encoding="StarMath 5.0"> size 12{ {  {β rSup { size 8{2} }  ital "DA"}  over  {βD} } = {  {βD}  over  {βD} } } {}</annotation>
  </semantics>
</math>
</file>

<file path=Object 37/content.xml><?xml version="1.0" encoding="utf-8"?>
<math xmlns="http://www.w3.org/1998/Math/MathML" display="block">
  <semantics>
    <mrow>
      <mstyle mathsize="12pt">
        <mrow>
          <mi mathvariant="italic">βA</mi>
          <mo stretchy="false">=</mo>
          <mn>1</mn>
        </mrow>
      </mstyle>
      <mrow/>
    </mrow>
    <annotation encoding="StarMath 5.0"> size 12{βA=1} {}</annotation>
  </semantics>
</math>
</file>

<file path=Object 38/content.xml><?xml version="1.0" encoding="utf-8"?>
<math xmlns="http://www.w3.org/1998/Math/MathML" display="block">
  <semantics>
    <mrow>
      <mstyle mathsize="12pt">
        <mrow>
          <mi>A</mi>
          <mo stretchy="false">=</mo>
          <mfrac>
            <mn>1</mn>
            <mi>β</mi>
          </mfrac>
        </mrow>
      </mstyle>
      <mrow/>
    </mrow>
    <annotation encoding="StarMath 5.0"> size 12{A= {  {1}  over  {β} } } {}</annotation>
  </semantics>
</math>
</file>

<file path=Object 39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sub>
              <mi>c</mi>
              <mstyle mathsize="8pt">
                <mn>1</mn>
              </mstyle>
            </msub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row>
            <mstyle mathvariant="italic">
              <msup>
                <mtext>te</mtext>
                <mstyle mathsize="8pt">
                  <mstyle mathvariant="italic">
                    <mtext>rt</mtext>
                  </mstyle>
                </mstyle>
              </msup>
            </mstyle>
            <mo stretchy="false">+</mo>
            <mi mathvariant="italic">βD</mi>
          </mrow>
          <mfrac>
            <mn>1</mn>
            <mi>β</mi>
          </mfrac>
        </mrow>
      </mstyle>
      <mrow/>
    </mrow>
    <annotation encoding="StarMath 5.0"> size 12{x=c rSub { size 8{1} } e rSup { size 8{ ital "rt"} } +c rSub { size 8{2} }  ital "te" rSup { size 8{ ital "rt"} } +βD {  {1}  over  {β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frac>
              <mrow>
                <msup>
                  <mi>d</mi>
                  <mstyle mathsize="8pt">
                    <mn>2</mn>
                  </mstyle>
                </msup>
                <msub>
                  <mi>x</mi>
                  <mstyle mathsize="8pt">
                    <mn>1</mn>
                  </mstyle>
                </msub>
                <mo stretchy="false">(</mo>
                <mrow>
                  <mi>t</mi>
                  <mo stretchy="false">+</mo>
                  <mi>T</mi>
                </mrow>
                <mo stretchy="false">)</mo>
              </mrow>
              <mstyle mathvariant="italic">
                <msup>
                  <mtext>dt</mtext>
                  <mstyle mathsize="8pt">
                    <mn>2</mn>
                  </mstyle>
                </msup>
              </mstyle>
            </mfrac>
            <mo stretchy="false">=</mo>
            <mi>β</mi>
          </mrow>
          <mo stretchy="false">(</mo>
          <msub>
            <mi>x</mi>
            <mstyle mathsize="8pt">
              <mn>0</mn>
            </mstyle>
          </msub>
          <mo stretchy="false">(</mo>
          <mi>t</mi>
          <mrow>
            <mo stretchy="false">)</mo>
            <mo stretchy="false">−</mo>
            <msub>
              <mi>x</mi>
              <mstyle mathsize="8pt">
                <mn>1</mn>
              </mstyle>
            </msub>
          </mrow>
          <mo stretchy="false">(</mo>
          <mi>t</mi>
          <mrow>
            <mo stretchy="false">)</mo>
            <mo stretchy="false">−</mo>
            <mi>d</mi>
          </mrow>
          <mo stretchy="false">)</mo>
        </mrow>
      </mstyle>
      <mrow/>
    </mrow>
    <annotation encoding="StarMath 5.0"> size 12{ {  {d rSup { size 8{2} } x rSub { size 8{1} }  \( t+T \) }  over  { ital "dt" rSup { size 8{2} } } } =β \( x rSub { size 8{0} }  \( t \)  - x rSub { size 8{1} }  \( t \)  - d \) } {}</annotation>
  </semantics>
</math>
</file>

<file path=Object 40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sub>
              <mi>c</mi>
              <mstyle mathsize="8pt">
                <mn>1</mn>
              </mstyle>
            </msub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row>
            <mstyle mathvariant="italic">
              <msup>
                <mtext>te</mtext>
                <mstyle mathsize="8pt">
                  <mstyle mathvariant="italic">
                    <mtext>rt</mtext>
                  </mstyle>
                </mstyle>
              </msup>
            </mstyle>
            <mo stretchy="false">+</mo>
            <mi>D</mi>
          </mrow>
        </mrow>
      </mstyle>
      <mrow/>
    </mrow>
    <annotation encoding="StarMath 5.0"> size 12{x=c rSub { size 8{1} } e rSup { size 8{ ital "rt"} } +c rSub { size 8{2} }  ital "te" rSup { size 8{ ital "rt"} } +D} {}</annotation>
  </semantics>
</math>
</file>

<file path=Object 41/content.xml><?xml version="1.0" encoding="utf-8"?>
<math xmlns="http://www.w3.org/1998/Math/MathML" display="block">
  <semantics>
    <mrow>
      <mstyle mathsize="12pt">
        <mrow>
          <mi>x</mi>
          <mo stretchy="false">(</mo>
          <mn>0</mn>
          <mrow>
            <mo stretchy="false">)</mo>
            <mo stretchy="false">=</mo>
            <mn>0</mn>
          </mrow>
        </mrow>
      </mstyle>
      <mrow/>
    </mrow>
    <annotation encoding="StarMath 5.0"> size 12{x \( 0 \) =0} {}</annotation>
  </semantics>
</math>
</file>

<file path=Object 42/content.xml><?xml version="1.0" encoding="utf-8"?>
<math xmlns="http://www.w3.org/1998/Math/MathML" display="block">
  <semantics>
    <mrow>
      <mstyle mathsize="12pt">
        <mrow>
          <mi>x</mi>
          <mo stretchy="false">(</mo>
          <mn>0</mn>
          <mrow>
            <mo stretchy="false">)</mo>
            <mo stretchy="false">=</mo>
            <msub>
              <mi>c</mi>
              <mstyle mathsize="8pt">
                <mn>1</mn>
              </mstyle>
            </msub>
          </mrow>
          <mrow>
            <msup>
              <mi>e</mi>
              <mstyle mathsize="8pt">
                <mrow>
                  <mi>r</mi>
                  <mn>0</mn>
                </mrow>
              </mstyle>
            </msup>
            <mo stretchy="false">+</mo>
            <msub>
              <mi>c</mi>
              <mstyle mathsize="8pt">
                <mn>2</mn>
              </mstyle>
            </msub>
          </mrow>
          <mn>0</mn>
          <mrow>
            <mrow>
              <msup>
                <mi>e</mi>
                <mstyle mathsize="8pt">
                  <mrow>
                    <mi>r</mi>
                    <mn>0</mn>
                  </mrow>
                </mstyle>
              </msup>
              <mo stretchy="false">+</mo>
              <mi>D</mi>
            </mrow>
            <mo stretchy="false">=</mo>
            <mn>0</mn>
          </mrow>
        </mrow>
      </mstyle>
      <mrow/>
    </mrow>
    <annotation encoding="StarMath 5.0"> size 12{x \( 0 \) =c rSub { size 8{1} } e rSup { size 8{r0} } +c rSub { size 8{2} } 0e rSup { size 8{r0} } +D=0} {}</annotation>
  </semantics>
</math>
</file>

<file path=Object 43/content.xml><?xml version="1.0" encoding="utf-8"?>
<math xmlns="http://www.w3.org/1998/Math/MathML" display="block">
  <semantics>
    <mrow>
      <mstyle mathsize="12pt">
        <mrow>
          <mi>x</mi>
          <mo stretchy="false">(</mo>
          <mn>0</mn>
          <mrow>
            <mo stretchy="false">)</mo>
            <mo stretchy="false">=</mo>
            <mrow>
              <msub>
                <mi>c</mi>
                <mstyle mathsize="8pt">
                  <mn>1</mn>
                </mstyle>
              </msub>
              <mo stretchy="false">+</mo>
              <mi>D</mi>
            </mrow>
            <mo stretchy="false">=</mo>
            <mn>0</mn>
          </mrow>
        </mrow>
      </mstyle>
      <mrow/>
    </mrow>
    <annotation encoding="StarMath 5.0"> size 12{x \( 0 \) =c rSub { size 8{1} } +D=0} {}</annotation>
  </semantics>
</math>
</file>

<file path=Object 4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n>1</mn>
            </mstyle>
          </msub>
          <mo stretchy="false">=</mo>
          <mrow>
            <mo stretchy="false">−</mo>
            <mi>D</mi>
          </mrow>
        </mrow>
      </mstyle>
      <mrow/>
    </mrow>
    <annotation encoding="StarMath 5.0"> size 12{c rSub { size 8{1} } = - D} {}</annotation>
  </semantics>
</math>
</file>

<file path=Object 45/content.xml><?xml version="1.0" encoding="utf-8"?>
<math xmlns="http://www.w3.org/1998/Math/MathML" display="block">
  <semantics>
    <mrow>
      <mstyle mathsize="12pt">
        <mrow>
          <mfrac>
            <mrow>
              <mstyle mathvariant="italic">
                <msub>
                  <mtext>dx</mtext>
                  <mstyle mathsize="8pt">
                    <mn>1</mn>
                  </mstyle>
                </msub>
              </mstyle>
              <mrow>
                <mo fence="true" stretchy="true">(</mo>
                <mrow>
                  <mn>0</mn>
                </mrow>
                <mo fence="true" stretchy="true">)</mo>
              </mrow>
            </mrow>
            <mstyle mathvariant="italic">
              <mtext>dt</mtext>
            </mstyle>
          </mfrac>
          <msup>
            <mstyle mathsize="24pt">
              <mrow>
                <mrow/>
                <mo stretchy="false">=</mo>
                <mrow/>
              </mrow>
            </mstyle>
            <mrow/>
          </msup>
          <mi>U</mi>
        </mrow>
      </mstyle>
      <mrow/>
    </mrow>
    <annotation encoding="StarMath 5.0"> size 12{ {  { ital "dx" rSub { size 8{1} }  left (0 right )}  over  { ital "dt"} }  { size 24{ {}={}} }  rSup {} U} {}</annotation>
  </semantics>
</math>
</file>

<file path=Object 46/content.xml><?xml version="1.0" encoding="utf-8"?>
<math xmlns="http://www.w3.org/1998/Math/MathML" display="block">
  <semantics>
    <mrow>
      <mstyle mathsize="12pt">
        <mrow>
          <mrow>
            <msup>
              <mi>x</mi>
              <mi>'</mi>
            </msup>
            <mo stretchy="false">=</mo>
            <mstyle mathvariant="italic">
              <msub>
                <mtext>rc</mtext>
                <mstyle mathsize="8pt">
                  <mn>1</mn>
                </mstyle>
              </msub>
            </mstyle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row>
            <msup>
              <mi>e</mi>
              <mstyle mathsize="8pt">
                <mstyle mathvariant="italic">
                  <mtext>rt</mtext>
                </mstyle>
              </mstyle>
            </msup>
            <mo stretchy="false">+</mo>
            <msub>
              <mi>c</mi>
              <mstyle mathsize="8pt">
                <mn>2</mn>
              </mstyle>
            </msub>
          </mrow>
          <mstyle mathvariant="italic">
            <msup>
              <mtext>rte</mtext>
              <mstyle mathsize="8pt">
                <mstyle mathvariant="italic">
                  <mtext>rt</mtext>
                </mstyle>
              </mstyle>
            </msup>
          </mstyle>
        </mrow>
      </mstyle>
      <mrow/>
    </mrow>
    <annotation encoding="StarMath 5.0"> size 12{ { {x}} sup { ' }= ital "rc" rSub { size 8{1} } e rSup { size 8{ ital "rt"} } +c rSub { size 8{2} } e rSup { size 8{ ital "rt"} } +c rSub { size 8{2} }  ital "rte" rSup { size 8{ ital "rt"} } } {}</annotation>
  </semantics>
</math>
</file>

<file path=Object 47/content.xml><?xml version="1.0" encoding="utf-8"?>
<math xmlns="http://www.w3.org/1998/Math/MathML" display="block">
  <semantics>
    <mrow>
      <mstyle mathsize="12pt">
        <mrow>
          <msup>
            <mi>x</mi>
            <mi>'</mi>
          </msup>
          <mrow>
            <mrow>
              <mo fence="true" stretchy="true">(</mo>
              <mrow>
                <mn>0</mn>
              </mrow>
              <mo fence="true" stretchy="true">)</mo>
            </mrow>
            <mo stretchy="false">=</mo>
            <mrow>
              <mrow>
                <mo stretchy="false">−</mo>
                <mstyle mathvariant="italic">
                  <msup>
                    <mtext>Dre</mtext>
                    <mstyle mathsize="8pt">
                      <mrow>
                        <mi>r</mi>
                        <mn>0</mn>
                      </mrow>
                    </mstyle>
                  </msup>
                </mstyle>
              </mrow>
              <mo stretchy="false">+</mo>
              <msub>
                <mi>c</mi>
                <mstyle mathsize="8pt">
                  <mn>2</mn>
                </mstyle>
              </msub>
            </mrow>
          </mrow>
          <mrow>
            <msup>
              <mi>e</mi>
              <mstyle mathsize="8pt">
                <mrow>
                  <mi>r</mi>
                  <mn>0</mn>
                </mrow>
              </mstyle>
            </msup>
            <mo stretchy="false">+</mo>
            <msub>
              <mi>c</mi>
              <mstyle mathsize="8pt">
                <mn>2</mn>
              </mstyle>
            </msub>
          </mrow>
          <mi>r</mi>
          <mn>0</mn>
          <mrow>
            <msup>
              <mi>e</mi>
              <mstyle mathsize="8pt">
                <mrow>
                  <mi>r</mi>
                  <mn>0</mn>
                </mrow>
              </mstyle>
            </msup>
            <mo stretchy="false">=</mo>
            <mi>U</mi>
          </mrow>
        </mrow>
      </mstyle>
      <mrow/>
    </mrow>
    <annotation encoding="StarMath 5.0"> size 12{ { {x}} sup { ' } left (0 right )= -  ital "Dre" rSup { size 8{r0} } +c rSub { size 8{2} } e rSup { size 8{r0} } +c rSub { size 8{2} } r0e rSup { size 8{r0} } =U} {}</annotation>
  </semantics>
</math>
</file>

<file path=Object 48/content.xml><?xml version="1.0" encoding="utf-8"?>
<math xmlns="http://www.w3.org/1998/Math/MathML" display="block">
  <semantics>
    <mrow>
      <mstyle mathsize="12pt">
        <mrow>
          <msup>
            <mi>x</mi>
            <mi>'</mi>
          </msup>
          <mrow>
            <mrow>
              <mo fence="true" stretchy="true">(</mo>
              <mrow>
                <mn>0</mn>
              </mrow>
              <mo fence="true" stretchy="true">)</mo>
            </mrow>
            <mo stretchy="false">=</mo>
            <mrow>
              <mrow>
                <mo stretchy="false">−</mo>
                <mstyle mathvariant="italic">
                  <mtext>Dr</mtext>
                </mstyle>
              </mrow>
              <mo stretchy="false">+</mo>
              <msub>
                <mi>c</mi>
                <mstyle mathsize="8pt">
                  <mn>2</mn>
                </mstyle>
              </msub>
            </mrow>
            <mo stretchy="false">=</mo>
            <mi>U</mi>
          </mrow>
        </mrow>
      </mstyle>
      <mrow/>
    </mrow>
    <annotation encoding="StarMath 5.0"> size 12{ { {x}} sup { ' } left (0 right )= -  ital "Dr"+c rSub { size 8{2} } =U} {}</annotation>
  </semantics>
</math>
</file>

<file path=Object 4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n>2</mn>
            </mstyle>
          </msub>
          <mo stretchy="false">=</mo>
          <mrow>
            <mi>U</mi>
            <mo stretchy="false">+</mo>
            <mstyle mathvariant="italic">
              <mtext>Dr</mtext>
            </mstyle>
          </mrow>
        </mrow>
      </mstyle>
      <mrow/>
    </mrow>
    <annotation encoding="StarMath 5.0"> size 12{c rSub { size 8{2} } =U+ ital "Dr"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frac>
              <mrow>
                <msup>
                  <mi>d</mi>
                  <mstyle mathsize="8pt">
                    <mn>2</mn>
                  </mstyle>
                </msup>
                <msub>
                  <mi>x</mi>
                  <mstyle mathsize="8pt">
                    <mn>1</mn>
                  </mstyle>
                </msub>
                <mo stretchy="false">(</mo>
                <mi>t</mi>
                <mo stretchy="false">)</mo>
              </mrow>
              <mstyle mathvariant="italic">
                <msup>
                  <mtext>dt</mtext>
                  <mstyle mathsize="8pt">
                    <mn>2</mn>
                  </mstyle>
                </msup>
              </mstyle>
            </mfrac>
            <mo stretchy="false">=</mo>
            <mi>β</mi>
          </mrow>
          <mo stretchy="false">(</mo>
          <msub>
            <mi>x</mi>
            <mstyle mathsize="8pt">
              <mn>0</mn>
            </mstyle>
          </msub>
          <mo stretchy="false">(</mo>
          <mi>t</mi>
          <mrow>
            <mo stretchy="false">)</mo>
            <mo stretchy="false">−</mo>
            <msub>
              <mi>x</mi>
              <mstyle mathsize="8pt">
                <mn>1</mn>
              </mstyle>
            </msub>
          </mrow>
          <mo stretchy="false">(</mo>
          <mi>t</mi>
          <mrow>
            <mo stretchy="false">)</mo>
            <mo stretchy="false">−</mo>
            <mi>d</mi>
          </mrow>
          <mo stretchy="false">)</mo>
        </mrow>
      </mstyle>
      <mrow/>
    </mrow>
    <annotation encoding="StarMath 5.0"> size 12{ {  {d rSup { size 8{2} } x rSub { size 8{1} }  \( t \) }  over  { ital "dt" rSup { size 8{2} } } } =β \( x rSub { size 8{0} }  \( t \)  - x rSub { size 8{1} }  \( t \)  - d \) } {}</annotation>
  </semantics>
</math>
</file>

<file path=Object 50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row>
                <mo stretchy="false">−</mo>
                <mstyle mathvariant="italic">
                  <msup>
                    <mtext>De</mtext>
                    <mstyle mathsize="8pt">
                      <mstyle mathvariant="italic">
                        <mtext>rt</mtext>
                      </mstyle>
                    </mstyle>
                  </msup>
                </mstyle>
              </mrow>
              <mo stretchy="false">+</mo>
              <mo stretchy="false">(</mo>
            </mrow>
          </mrow>
          <mrow>
            <mi>U</mi>
            <mo stretchy="false">+</mo>
            <mstyle mathvariant="italic">
              <mtext>Dr</mtext>
            </mstyle>
          </mrow>
          <mo stretchy="false">)</mo>
          <mrow>
            <mstyle mathvariant="italic">
              <msup>
                <mtext>te</mtext>
                <mstyle mathsize="8pt">
                  <mstyle mathvariant="italic">
                    <mtext>rt</mtext>
                  </mstyle>
                </mstyle>
              </msup>
            </mstyle>
            <mo stretchy="false">+</mo>
            <mi>D</mi>
          </mrow>
        </mrow>
      </mstyle>
      <mrow/>
    </mrow>
    <annotation encoding="StarMath 5.0"> size 12{x= -  ital "De" rSup { size 8{ ital "rt"} } + \( U+ ital "Dr" \)  ital "te" rSup { size 8{ ital "rt"} } +D} {}</annotation>
  </semantics>
</math>
</file>

<file path=Object 51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i>D</mi>
              <mo stretchy="false">−</mo>
              <mstyle mathvariant="italic">
                <msup>
                  <mtext>De</mtext>
                  <mstyle mathsize="8pt">
                    <mrow>
                      <mrow>
                        <mo stretchy="false">−</mo>
                        <mn>2</mn>
                      </mrow>
                      <mrow>
                        <mi>τ</mi>
                        <mo stretchy="false">/</mo>
                        <mi>t</mi>
                      </mrow>
                    </mrow>
                  </mstyle>
                </msup>
              </mstyle>
              <mo stretchy="false">−</mo>
              <mfrac>
                <mrow>
                  <mn>2</mn>
                  <mstyle mathvariant="italic">
                    <msup>
                      <mtext>De</mtext>
                      <mstyle mathsize="8pt">
                        <mrow>
                          <mrow>
                            <mo stretchy="false">−</mo>
                            <mn>2</mn>
                          </mrow>
                          <mrow>
                            <mi>t</mi>
                            <mo stretchy="false">/</mo>
                            <mi>τ</mi>
                          </mrow>
                        </mrow>
                      </mstyle>
                    </msup>
                  </mstyle>
                </mrow>
                <mi>τ</mi>
              </mfrac>
              <mo stretchy="false">+</mo>
              <msup>
                <mi>e</mi>
                <mstyle mathsize="8pt">
                  <mrow>
                    <mrow>
                      <mo stretchy="false">−</mo>
                      <mn>2</mn>
                    </mrow>
                    <mrow>
                      <mi>t</mi>
                      <mo stretchy="false">/</mo>
                      <mi>τ</mi>
                    </mrow>
                  </mrow>
                </mstyle>
              </msup>
            </mrow>
          </mrow>
          <mstyle mathvariant="italic">
            <mtext>Ut</mtext>
          </mstyle>
        </mrow>
      </mstyle>
      <mrow/>
    </mrow>
    <annotation encoding="StarMath 5.0"> size 12{x=D -  ital "De" rSup { size 8{ - 2τ/t} }  -  {  {2 ital "De" rSup { size 8{ - 2t/τ} } }  over  {τ} } +e rSup { size 8{ - 2t/τ} }  ital "Ut"} {}</annotation>
  </semantics>
</math>
</file>

<file path=Object 52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1</mn>
            </mstyle>
          </msub>
          <mo stretchy="false">(</mo>
          <mi>t</mi>
          <mrow>
            <mo stretchy="false">)</mo>
            <mo stretchy="false">=</mo>
            <mrow>
              <mi>D</mi>
              <mo stretchy="false">−</mo>
              <msup>
                <mi>e</mi>
                <mstyle mathsize="8pt">
                  <msup>
                    <mrow/>
                    <mstyle mathsize="6pt">
                      <mrow>
                        <mrow>
                          <mo stretchy="false">−</mo>
                          <mn>2</mn>
                        </mrow>
                        <mrow>
                          <mi>t</mi>
                          <mo stretchy="false">/</mo>
                          <mi>τ</mi>
                        </mrow>
                      </mrow>
                    </mstyle>
                  </msup>
                </mstyle>
              </msup>
            </mrow>
          </mrow>
          <mrow>
            <mo fence="true" stretchy="true">(</mo>
            <mrow>
              <mrow>
                <mrow>
                  <mi>D</mi>
                  <mo stretchy="false">+</mo>
                  <mfrac>
                    <mrow>
                      <mo stretchy="false">(</mo>
                      <mn>2</mn>
                      <mrow>
                        <mi>D</mi>
                        <mo stretchy="false">−</mo>
                        <mi mathvariant="italic">Uτ</mi>
                      </mrow>
                      <mo stretchy="false">)</mo>
                    </mrow>
                    <mi>τ</mi>
                  </mfrac>
                </mrow>
                <mi>t</mi>
              </mrow>
            </mrow>
            <mo fence="true" stretchy="true">)</mo>
          </mrow>
        </mrow>
      </mstyle>
      <mrow/>
    </mrow>
    <annotation encoding="StarMath 5.0"> size 12{x rSub { size 8{1} }  \( t \) =D - e rSup { size 8{ {} rSup { size 6{ - 2t/τ} } } }  left (D+ {  { \( 2D - Uτ \) }  over  {τ} } t right )} {}</annotation>
  </semantics>
</math>
</file>

<file path=Object 53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1</mn>
            </mstyle>
          </msub>
          <mo stretchy="false">(</mo>
          <mi>t</mi>
          <mrow>
            <mo stretchy="false">)</mo>
            <mo stretchy="false">=</mo>
            <mfrac>
              <msup>
                <mi>e</mi>
                <mstyle mathsize="8pt">
                  <mrow>
                    <mrow>
                      <mo stretchy="false">−</mo>
                      <mo stretchy="false">(</mo>
                    </mrow>
                    <mrow>
                      <mn>1</mn>
                      <mo stretchy="false">/</mo>
                      <mn>2</mn>
                    </mrow>
                    <mo stretchy="false">)</mo>
                    <mstyle mathvariant="italic">
                      <mtext>βτ</mtext>
                    </mstyle>
                    <mi>t</mi>
                  </mrow>
                </mstyle>
              </msup>
              <msqrt>
                <mrow>
                  <mi>β</mi>
                  <mo stretchy="false">(</mo>
                  <mrow>
                    <mstyle mathvariant="italic">
                      <msup>
                        <mtext>βτ</mtext>
                        <mstyle mathsize="8pt">
                          <mn>2</mn>
                        </mstyle>
                      </msup>
                    </mstyle>
                    <mo stretchy="false">−</mo>
                    <mn>4</mn>
                  </mrow>
                  <mo stretchy="false">)</mo>
                </mrow>
              </msqrt>
            </mfrac>
          </mrow>
          <mrow>
            <mrow>
              <mo fence="true" stretchy="true">(</mo>
              <mrow>
                <mrow>
                  <mrow>
                    <mo fence="true" stretchy="true">(</mo>
                    <mrow>
                      <mrow>
                        <mn>2</mn>
                        <mrow>
                          <mi>U</mi>
                          <mo stretchy="false">−</mo>
                          <mstyle mathvariant="italic">
                            <mtext>βτ</mtext>
                          </mstyle>
                        </mrow>
                        <mi>D</mi>
                      </mrow>
                    </mrow>
                    <mo fence="true" stretchy="true">)</mo>
                  </mrow>
                  <mtext>sinh</mtext>
                  <mrow>
                    <mrow>
                      <mo fence="true" stretchy="true">(</mo>
                      <mrow>
                        <mrow>
                          <mfrac>
                            <mn>1</mn>
                            <mn>2</mn>
                          </mfrac>
                          <msqrt>
                            <mrow>
                              <mi>β</mi>
                              <mo stretchy="false">(</mo>
                              <mrow>
                                <mstyle mathvariant="italic">
                                  <msup>
                                    <mtext>βτ</mtext>
                                    <mstyle mathsize="8pt">
                                      <mn>2</mn>
                                    </mstyle>
                                  </msup>
                                </mstyle>
                                <mo stretchy="false">−</mo>
                                <mn>4</mn>
                              </mrow>
                              <mo stretchy="false">)</mo>
                            </mrow>
                          </msqrt>
                          <mi>t</mi>
                        </mrow>
                      </mrow>
                      <mo fence="true" stretchy="true">)</mo>
                    </mrow>
                    <mo stretchy="false">−</mo>
                    <msqrt>
                      <mrow>
                        <mi>β</mi>
                        <mo stretchy="false">(</mo>
                        <mrow>
                          <mstyle mathvariant="italic">
                            <msup>
                              <mtext>βτ</mtext>
                              <mstyle mathsize="8pt">
                                <mn>2</mn>
                              </mstyle>
                            </msup>
                          </mstyle>
                          <mo stretchy="false">−</mo>
                          <mn>4</mn>
                        </mrow>
                        <mo stretchy="false">)</mo>
                      </mrow>
                    </msqrt>
                  </mrow>
                  <mi>D</mi>
                  <mtext>cosh</mtext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qrt>
                          <mrow>
                            <mi>β</mi>
                            <mo stretchy="false">(</mo>
                            <mrow>
                              <mstyle mathvariant="italic">
                                <msup>
                                  <mtext>βτ</mtext>
                                  <mstyle mathsize="8pt">
                                    <mn>2</mn>
                                  </mstyle>
                                </msup>
                              </mstyle>
                              <mo stretchy="false">−</mo>
                              <mn>4</mn>
                            </mrow>
                            <mo stretchy="false">)</mo>
                          </mrow>
                        </msqrt>
                        <mi>t</mi>
                      </mrow>
                    </mrow>
                    <mo fence="true" stretchy="true">)</mo>
                  </mrow>
                </mrow>
              </mrow>
              <mo fence="true" stretchy="true">)</mo>
            </mrow>
            <mo stretchy="false">+</mo>
            <mi>D</mi>
          </mrow>
        </mrow>
      </mstyle>
      <mrow/>
    </mrow>
    <annotation encoding="StarMath 5.0"> size 12{x rSub { size 8{1} }  \( t \) = {  {e rSup { size 8{ -  \( 1/2 \)  ital "βτ"t} } }  over  { sqrt {β \(  ital "βτ" rSup { size 8{2} }  - 4 \) } } }  left ( left (2U -  ital "βτ"D right )"sinh" left ( {  {1}  over  {2} }  sqrt {β \(  ital "βτ" rSup { size 8{2} }  - 4 \) } t right ) -  sqrt {β \(  ital "βτ" rSup { size 8{2} }  - 4 \) } D"cosh" left ( {  {1}  over  {2} }  sqrt {β \(  ital "βτ" rSup { size 8{2} }  - 4 \) } t right ) right )+D} {}</annotation>
  </semantics>
</math>
</file>

<file path=Object 54/content.xml><?xml version="1.0" encoding="utf-8"?>
<math xmlns="http://www.w3.org/1998/Math/MathML" display="block">
  <semantics>
    <mrow>
      <mstyle mathsize="12pt">
        <mrow>
          <mstyle mathvariant="italic">
            <msup>
              <mtext>βτ</mtext>
              <mstyle mathsize="8pt">
                <mn>2</mn>
              </mstyle>
            </msup>
          </mstyle>
          <mo stretchy="false">&gt;</mo>
          <mn>4</mn>
        </mrow>
      </mstyle>
      <mrow/>
    </mrow>
    <annotation encoding="StarMath 5.0"> size 12{ ital "βτ" rSup { size 8{2} } &gt;4} {}</annotation>
  </semantics>
</math>
</file>

<file path=Object 55/content.xml><?xml version="1.0" encoding="utf-8"?>
<math xmlns="http://www.w3.org/1998/Math/MathML" display="block">
  <semantics>
    <mrow>
      <mstyle mathsize="12pt">
        <mrow>
          <mstyle mathvariant="italic">
            <msup>
              <mtext>βτ</mtext>
              <mstyle mathsize="8pt">
                <mn>2</mn>
              </mstyle>
            </msup>
          </mstyle>
          <mo stretchy="false">&lt;</mo>
          <mn>4</mn>
        </mrow>
      </mstyle>
      <mrow/>
    </mrow>
    <annotation encoding="StarMath 5.0"> size 12{ ital "βτ" rSup { size 8{2} } &lt;4} {}</annotation>
  </semantics>
</math>
</file>

<file path=Object 56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1</mn>
            </mstyle>
          </msub>
          <mo stretchy="false">(</mo>
          <mi>t</mi>
          <mrow>
            <mo stretchy="false">)</mo>
            <mo stretchy="false">=</mo>
            <mfrac>
              <msup>
                <mi>e</mi>
                <mstyle mathsize="8pt">
                  <mrow>
                    <mrow>
                      <mo stretchy="false">−</mo>
                      <mo stretchy="false">(</mo>
                    </mrow>
                    <mrow>
                      <mn>1</mn>
                      <mo stretchy="false">/</mo>
                      <mn>2</mn>
                    </mrow>
                    <mo stretchy="false">)</mo>
                    <mstyle mathvariant="italic">
                      <mtext>βτ</mtext>
                    </mstyle>
                    <mi>t</mi>
                  </mrow>
                </mstyle>
              </msup>
              <msqrt>
                <mrow>
                  <mi>β</mi>
                  <mo stretchy="false">(</mo>
                  <mrow>
                    <mn>4</mn>
                    <mo stretchy="false">−</mo>
                    <mstyle mathvariant="italic">
                      <msup>
                        <mtext>βτ</mtext>
                        <mstyle mathsize="8pt">
                          <mn>2</mn>
                        </mstyle>
                      </msup>
                    </mstyle>
                  </mrow>
                  <mo stretchy="false">)</mo>
                </mrow>
              </msqrt>
            </mfrac>
          </mrow>
          <mrow>
            <mrow>
              <mo fence="true" stretchy="true">(</mo>
              <mrow>
                <mrow>
                  <mrow>
                    <mo fence="true" stretchy="true">(</mo>
                    <mrow>
                      <mrow>
                        <mn>2</mn>
                        <mrow>
                          <mi>U</mi>
                          <mo stretchy="false">−</mo>
                          <mstyle mathvariant="italic">
                            <mtext>βτ</mtext>
                          </mstyle>
                        </mrow>
                        <mi>D</mi>
                      </mrow>
                    </mrow>
                    <mo fence="true" stretchy="true">)</mo>
                  </mrow>
                  <mtext>sin</mtext>
                  <mrow>
                    <mrow>
                      <mo fence="true" stretchy="true">(</mo>
                      <mrow>
                        <mrow>
                          <mfrac>
                            <mn>1</mn>
                            <mn>2</mn>
                          </mfrac>
                          <msqrt>
                            <mrow>
                              <mi>β</mi>
                              <mo stretchy="false">(</mo>
                              <mrow>
                                <mn>4</mn>
                                <mo stretchy="false">−</mo>
                                <mstyle mathvariant="italic">
                                  <msup>
                                    <mtext>βτ</mtext>
                                    <mstyle mathsize="8pt">
                                      <mn>2</mn>
                                    </mstyle>
                                  </msup>
                                </mstyle>
                              </mrow>
                              <mo stretchy="false">)</mo>
                            </mrow>
                          </msqrt>
                          <mi>t</mi>
                        </mrow>
                      </mrow>
                      <mo fence="true" stretchy="true">)</mo>
                    </mrow>
                    <mo stretchy="false">−</mo>
                    <msqrt>
                      <mrow>
                        <mi>β</mi>
                        <mo stretchy="false">(</mo>
                        <mrow>
                          <mn>4</mn>
                          <mo stretchy="false">−</mo>
                          <mstyle mathvariant="italic">
                            <msup>
                              <mtext>βτ</mtext>
                              <mstyle mathsize="8pt">
                                <mn>2</mn>
                              </mstyle>
                            </msup>
                          </mstyle>
                        </mrow>
                        <mo stretchy="false">)</mo>
                      </mrow>
                    </msqrt>
                  </mrow>
                  <mi>D</mi>
                  <mtext>cos</mtext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qrt>
                          <mrow>
                            <mi>β</mi>
                            <mo stretchy="false">(</mo>
                            <mrow>
                              <mn>4</mn>
                              <mo stretchy="false">−</mo>
                              <mstyle mathvariant="italic">
                                <msup>
                                  <mtext>βτ</mtext>
                                  <mstyle mathsize="8pt">
                                    <mn>2</mn>
                                  </mstyle>
                                </msup>
                              </mstyle>
                            </mrow>
                            <mo stretchy="false">)</mo>
                          </mrow>
                        </msqrt>
                        <mi>t</mi>
                      </mrow>
                    </mrow>
                    <mo fence="true" stretchy="true">)</mo>
                  </mrow>
                </mrow>
              </mrow>
              <mo fence="true" stretchy="true">)</mo>
            </mrow>
            <mo stretchy="false">+</mo>
            <mi>D</mi>
          </mrow>
        </mrow>
      </mstyle>
      <mrow/>
    </mrow>
    <annotation encoding="StarMath 5.0"> size 12{x rSub { size 8{1} }  \( t \) = {  {e rSup { size 8{ -  \( 1/2 \)  ital "βτ"t} } }  over  { sqrt {β \( 4 -  ital "βτ" rSup { size 8{2} }  \) } } }  left ( left (2U -  ital "βτ"D right )"sin" left ( {  {1}  over  {2} }  sqrt {β \( 4 -  ital "βτ" rSup { size 8{2} }  \) } t right ) -  sqrt {β \( 4 -  ital "βτ" rSup { size 8{2} }  \) } D"cos" left ( {  {1}  over  {2} }  sqrt {β \( 4 -  ital "βτ" rSup { size 8{2} }  \) } t right ) right )+D} {}</annotation>
  </semantics>
</math>
</file>

<file path=Object 57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1</mn>
            </mstyle>
          </msub>
          <mo stretchy="false">(</mo>
          <mi>t</mi>
          <mrow>
            <mo stretchy="false">)</mo>
            <mo stretchy="false">=</mo>
            <mfrac>
              <msup>
                <mi>e</mi>
                <mstyle mathsize="8pt">
                  <mrow>
                    <mrow>
                      <mo stretchy="false">−</mo>
                      <mo stretchy="false">(</mo>
                    </mrow>
                    <mrow>
                      <mn>1</mn>
                      <mo stretchy="false">/</mo>
                      <mn>2</mn>
                    </mrow>
                    <mo stretchy="false">)</mo>
                    <mstyle mathvariant="italic">
                      <mtext>βτ</mtext>
                    </mstyle>
                    <mi>t</mi>
                  </mrow>
                </mstyle>
              </msup>
              <msqrt>
                <mrow>
                  <mi>β</mi>
                  <mo stretchy="false">(</mo>
                  <mrow>
                    <mn>4</mn>
                    <mo stretchy="false">−</mo>
                    <mstyle mathvariant="italic">
                      <msup>
                        <mtext>βτ</mtext>
                        <mstyle mathsize="8pt">
                          <mn>2</mn>
                        </mstyle>
                      </msup>
                    </mstyle>
                  </mrow>
                  <mo stretchy="false">)</mo>
                </mrow>
              </msqrt>
            </mfrac>
          </mrow>
          <mrow>
            <mrow>
              <mo fence="true" stretchy="true">(</mo>
              <mrow>
                <mrow>
                  <mrow>
                    <mo fence="true" stretchy="true">(</mo>
                    <mrow>
                      <mrow>
                        <mn>2</mn>
                        <mrow>
                          <mi>U</mi>
                          <mo stretchy="false">−</mo>
                          <mstyle mathvariant="italic">
                            <mtext>βτ</mtext>
                          </mstyle>
                        </mrow>
                        <mi>D</mi>
                      </mrow>
                    </mrow>
                    <mo fence="true" stretchy="true">)</mo>
                  </mrow>
                  <mtext>sin</mtext>
                  <mrow>
                    <mrow>
                      <mo fence="true" stretchy="true">(</mo>
                      <mrow>
                        <mrow>
                          <mfrac>
                            <mn>1</mn>
                            <mn>2</mn>
                          </mfrac>
                          <msqrt>
                            <mrow>
                              <mi>β</mi>
                              <mo stretchy="false">(</mo>
                              <mrow>
                                <mn>4</mn>
                                <mo stretchy="false">−</mo>
                                <mstyle mathvariant="italic">
                                  <msup>
                                    <mtext>βτ</mtext>
                                    <mstyle mathsize="8pt">
                                      <mn>2</mn>
                                    </mstyle>
                                  </msup>
                                </mstyle>
                              </mrow>
                              <mo stretchy="false">)</mo>
                            </mrow>
                          </msqrt>
                          <mi>t</mi>
                        </mrow>
                      </mrow>
                      <mo fence="true" stretchy="true">)</mo>
                    </mrow>
                    <mo stretchy="false">−</mo>
                    <msqrt>
                      <mrow>
                        <mi>β</mi>
                        <mo stretchy="false">(</mo>
                        <mrow>
                          <mn>4</mn>
                          <mo stretchy="false">−</mo>
                          <mstyle mathvariant="italic">
                            <msup>
                              <mtext>βτ</mtext>
                              <mstyle mathsize="8pt">
                                <mn>2</mn>
                              </mstyle>
                            </msup>
                          </mstyle>
                        </mrow>
                        <mo stretchy="false">)</mo>
                      </mrow>
                    </msqrt>
                  </mrow>
                  <mi>D</mi>
                  <mtext>cos</mtext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qrt>
                          <mrow>
                            <mi>β</mi>
                            <mo stretchy="false">(</mo>
                            <mrow>
                              <mn>4</mn>
                              <mo stretchy="false">−</mo>
                              <mstyle mathvariant="italic">
                                <msup>
                                  <mtext>βτ</mtext>
                                  <mstyle mathsize="8pt">
                                    <mn>2</mn>
                                  </mstyle>
                                </msup>
                              </mstyle>
                            </mrow>
                            <mo stretchy="false">)</mo>
                          </mrow>
                        </msqrt>
                        <mi>t</mi>
                      </mrow>
                    </mrow>
                    <mo fence="true" stretchy="true">)</mo>
                  </mrow>
                </mrow>
              </mrow>
              <mo fence="true" stretchy="true">)</mo>
            </mrow>
            <mo stretchy="false">+</mo>
            <mi>D</mi>
          </mrow>
        </mrow>
      </mstyle>
      <mrow/>
    </mrow>
    <annotation encoding="StarMath 5.0"> size 12{x rSub { size 8{1} }  \( t \) = {  {e rSup { size 8{ -  \( 1/2 \)  ital "βτ"t} } }  over  { sqrt {β \( 4 -  ital "βτ" rSup { size 8{2} }  \) } } }  left ( left (2U -  ital "βτ"D right )"sin" left ( {  {1}  over  {2} }  sqrt {β \( 4 -  ital "βτ" rSup { size 8{2} }  \) } t right ) -  sqrt {β \( 4 -  ital "βτ" rSup { size 8{2} }  \) } D"cos" left ( {  {1}  over  {2} }  sqrt {β \( 4 -  ital "βτ" rSup { size 8{2} }  \) } t right ) right )+D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i>τ</mi>
          </mrow>
          <mfrac>
            <mrow>
              <mstyle mathvariant="italic">
                <msub>
                  <mtext>dx</mtext>
                  <mstyle mathsize="8pt">
                    <mn>1</mn>
                  </mstyle>
                </msub>
              </mstyle>
              <mo stretchy="false">(</mo>
              <mi>t</mi>
              <mo stretchy="false">)</mo>
            </mrow>
            <mstyle mathvariant="italic">
              <mtext>dt</mtext>
            </mstyle>
          </mfrac>
        </mrow>
      </mstyle>
      <mrow/>
    </mrow>
    <annotation encoding="StarMath 5.0"> size 12{d=τ {  { ital "dx" rSub { size 8{1} }  \( t \) }  over  { ital "dt"} }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frac>
              <mrow>
                <msup>
                  <mi>d</mi>
                  <mstyle mathsize="8pt">
                    <mn>2</mn>
                  </mstyle>
                </msup>
                <msub>
                  <mi>x</mi>
                  <mstyle mathsize="8pt">
                    <mn>1</mn>
                  </mstyle>
                </msub>
                <mo stretchy="false">(</mo>
                <mi>t</mi>
                <mo stretchy="false">)</mo>
              </mrow>
              <mstyle mathvariant="italic">
                <msup>
                  <mtext>dt</mtext>
                  <mstyle mathsize="8pt">
                    <mn>2</mn>
                  </mstyle>
                </msup>
              </mstyle>
            </mfrac>
            <mo stretchy="false">=</mo>
            <mi>β</mi>
          </mrow>
          <mo stretchy="false">(</mo>
          <msub>
            <mi>x</mi>
            <mstyle mathsize="8pt">
              <mn>0</mn>
            </mstyle>
          </msub>
          <mo stretchy="false">(</mo>
          <mi>t</mi>
          <mrow>
            <mo stretchy="false">)</mo>
            <mo stretchy="false">−</mo>
            <msub>
              <mi>x</mi>
              <mstyle mathsize="8pt">
                <mn>1</mn>
              </mstyle>
            </msub>
          </mrow>
          <mo stretchy="false">(</mo>
          <mi>t</mi>
          <mrow>
            <mo stretchy="false">)</mo>
            <mo stretchy="false">−</mo>
            <mi>d</mi>
          </mrow>
          <mo stretchy="false">)</mo>
        </mrow>
      </mstyle>
      <mrow/>
    </mrow>
    <annotation encoding="StarMath 5.0"> size 12{ {  {d rSup { size 8{2} } x rSub { size 8{1} }  \( t \) }  over  { ital "dt" rSup { size 8{2} } } } =β \( x rSub { size 8{0} }  \( t \)  - x rSub { size 8{1} }  \( t \)  - d \) 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frac>
              <mrow>
                <msup>
                  <mi>d</mi>
                  <mstyle mathsize="8pt">
                    <mn>2</mn>
                  </mstyle>
                </msup>
                <msub>
                  <mi>x</mi>
                  <mstyle mathsize="8pt">
                    <mn>1</mn>
                  </mstyle>
                </msub>
                <mo stretchy="false">(</mo>
                <mi>t</mi>
                <mo stretchy="false">)</mo>
              </mrow>
              <mstyle mathvariant="italic">
                <msup>
                  <mtext>dt</mtext>
                  <mstyle mathsize="8pt">
                    <mn>2</mn>
                  </mstyle>
                </msup>
              </mstyle>
            </mfrac>
            <mo stretchy="false">=</mo>
            <mi>β</mi>
          </mrow>
          <mo stretchy="false">(</mo>
          <msub>
            <mi>x</mi>
            <mstyle mathsize="8pt">
              <mn>0</mn>
            </mstyle>
          </msub>
          <mo stretchy="false">(</mo>
          <mi>t</mi>
          <mrow>
            <mo stretchy="false">)</mo>
            <mo stretchy="false">−</mo>
            <msub>
              <mi>x</mi>
              <mstyle mathsize="8pt">
                <mn>1</mn>
              </mstyle>
            </msub>
          </mrow>
          <mo stretchy="false">(</mo>
          <mi>t</mi>
          <mrow>
            <mo stretchy="false">)</mo>
            <mo stretchy="false">−</mo>
            <mi>τ</mi>
          </mrow>
          <mfrac>
            <mrow>
              <mstyle mathvariant="italic">
                <msub>
                  <mtext>dx</mtext>
                  <mstyle mathsize="8pt">
                    <mn>1</mn>
                  </mstyle>
                </msub>
              </mstyle>
              <mo stretchy="false">(</mo>
              <mi>t</mi>
              <mo stretchy="false">)</mo>
            </mrow>
            <mstyle mathvariant="italic">
              <mtext>dt</mtext>
            </mstyle>
          </mfrac>
          <mo stretchy="false">)</mo>
        </mrow>
      </mstyle>
      <mrow/>
    </mrow>
    <annotation encoding="StarMath 5.0"> size 12{ {  {d rSup { size 8{2} } x rSub { size 8{1} }  \( t \) }  over  { ital "dt" rSup { size 8{2} } } } =β \( x rSub { size 8{0} }  \( t \)  - x rSub { size 8{1} }  \( t \)  - τ {  { ital "dx" rSub { size 8{1} }  \( t \) }  over  { ital "dt"} }  \) 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frac>
              <mrow>
                <msup>
                  <mi>d</mi>
                  <mstyle mathsize="8pt">
                    <mn>2</mn>
                  </mstyle>
                </msup>
                <msub>
                  <mi>x</mi>
                  <mstyle mathsize="8pt">
                    <mn>1</mn>
                  </mstyle>
                </msub>
                <mo stretchy="false">(</mo>
                <mi>t</mi>
                <mo stretchy="false">)</mo>
              </mrow>
              <mstyle mathvariant="italic">
                <msup>
                  <mtext>dt</mtext>
                  <mstyle mathsize="8pt">
                    <mn>2</mn>
                  </mstyle>
                </msup>
              </mstyle>
            </mfrac>
            <mo stretchy="false">=</mo>
            <msub>
              <mi mathvariant="italic">βx</mi>
              <mstyle mathsize="8pt">
                <mn>0</mn>
              </mstyle>
            </msub>
          </mrow>
          <mo stretchy="false">(</mo>
          <mi>t</mi>
          <mrow>
            <mo stretchy="false">)</mo>
            <mo stretchy="false">−</mo>
            <msub>
              <mi mathvariant="italic">βx</mi>
              <mstyle mathsize="8pt">
                <mn>1</mn>
              </mstyle>
            </msub>
          </mrow>
          <mo stretchy="false">(</mo>
          <mi>t</mi>
          <mrow>
            <mo stretchy="false">)</mo>
            <mo stretchy="false">−</mo>
            <mstyle mathvariant="italic">
              <mtext>βτ</mtext>
            </mstyle>
          </mrow>
          <mfrac>
            <mrow>
              <mstyle mathvariant="italic">
                <msub>
                  <mtext>dx</mtext>
                  <mstyle mathsize="8pt">
                    <mn>1</mn>
                  </mstyle>
                </msub>
              </mstyle>
              <mo stretchy="false">(</mo>
              <mi>t</mi>
              <mo stretchy="false">)</mo>
            </mrow>
            <mstyle mathvariant="italic">
              <mtext>dt</mtext>
            </mstyle>
          </mfrac>
        </mrow>
      </mstyle>
      <mrow/>
    </mrow>
    <annotation encoding="StarMath 5.0"> size 12{ {  {d rSup { size 8{2} } x rSub { size 8{1} }  \( t \) }  over  { ital "dt" rSup { size 8{2} } } } =βx rSub { size 8{0} }  \( t \)  - βx rSub { size 8{1} }  \( t \)  -  ital "βτ" {  { ital "dx" rSub { size 8{1} }  \( t \) }  over  { ital "dt"} } } {}</annotation>
  </semantics>
</math>
</file>